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df_starting_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1" table:default-cell-style-name="Default"/>
        <table:table-row table:style-name="ro1">
          <table:table-cell/>
          <table:table-cell office:value-type="string" calcext:value-type="string">
            <text:p>seq</text:p>
          </table:table-cell>
          <table:table-cell office:value-type="string" calcext:value-type="string">
            <text:p>log.label</text:p>
          </table:table-cell>
          <table:table-cell table:number-columns-repeated="11"/>
        </table:table-row>
        <table:table-row table:style-name="ro1">
          <table:table-cell office:value-type="float" office:value="32538" calcext:value-type="float">
            <text:p>32538</text:p>
          </table:table-cell>
          <table:table-cell office:value-type="string" calcext:value-type="string">
            <text:p>PPIF</text:p>
          </table:table-cell>
          <table:table-cell office:value-type="float" office:value="-2.43965093110689" calcext:value-type="float">
            <text:p>-2.4397</text:p>
          </table:table-cell>
          <table:table-cell table:number-columns-repeated="11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PPYS</text:p>
          </table:table-cell>
          <table:table-cell office:value-type="float" office:value="-2.53889182331515" calcext:value-type="float">
            <text:p>-2.5389</text:p>
          </table:table-cell>
          <table:table-cell table:number-columns-repeated="11"/>
        </table:table-row>
        <table:table-row table:style-name="ro1">
          <table:table-cell office:value-type="float" office:value="15732" calcext:value-type="float">
            <text:p>15732</text:p>
          </table:table-cell>
          <table:table-cell office:value-type="string" calcext:value-type="string">
            <text:p>PPNV</text:p>
          </table:table-cell>
          <table:table-cell office:value-type="float" office:value="-2.54007401974856" calcext:value-type="float">
            <text:p>-2.5401</text:p>
          </table:table-cell>
          <table:table-cell table:number-columns-repeated="11"/>
        </table:table-row>
        <table:table-row table:style-name="ro1">
          <table:table-cell office:value-type="float" office:value="58985" calcext:value-type="float">
            <text:p>58985</text:p>
          </table:table-cell>
          <table:table-cell office:value-type="string" calcext:value-type="string">
            <text:p>PPIH</text:p>
          </table:table-cell>
          <table:table-cell office:value-type="float" office:value="-2.543236" calcext:value-type="float">
            <text:p>-2.5432</text:p>
          </table:table-cell>
          <table:table-cell table:number-columns-repeated="11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PPQV</text:p>
          </table:table-cell>
          <table:table-cell office:value-type="float" office:value="-2.5568387510925" calcext:value-type="float">
            <text:p>-2.5568</text:p>
          </table:table-cell>
          <table:table-cell table:number-columns-repeated="11"/>
        </table:table-row>
        <table:table-row table:style-name="ro1">
          <table:table-cell office:value-type="float" office:value="37661" calcext:value-type="float">
            <text:p>37661</text:p>
          </table:table-cell>
          <table:table-cell office:value-type="string" calcext:value-type="string">
            <text:p>PPNE</text:p>
          </table:table-cell>
          <table:table-cell office:value-type="float" office:value="-2.55748573960269" calcext:value-type="float">
            <text:p>-2.5575</text:p>
          </table:table-cell>
          <table:table-cell table:number-columns-repeated="11"/>
        </table:table-row>
        <table:table-row table:style-name="ro1">
          <table:table-cell office:value-type="float" office:value="51893" calcext:value-type="float">
            <text:p>51893</text:p>
          </table:table-cell>
          <table:table-cell office:value-type="string" calcext:value-type="string">
            <text:p>PPIQ</text:p>
          </table:table-cell>
          <table:table-cell office:value-type="float" office:value="-2.58890917589189" calcext:value-type="float">
            <text:p>-2.5889</text:p>
          </table:table-cell>
          <table:table-cell table:number-columns-repeated="11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string" calcext:value-type="string">
            <text:p>PPLN</text:p>
          </table:table-cell>
          <table:table-cell office:value-type="float" office:value="-2.62457417020766" calcext:value-type="float">
            <text:p>-2.6246</text:p>
          </table:table-cell>
          <table:table-cell table:number-columns-repeated="11"/>
        </table:table-row>
        <table:table-row table:style-name="ro1">
          <table:table-cell office:value-type="float" office:value="56095" calcext:value-type="float">
            <text:p>56095</text:p>
          </table:table-cell>
          <table:table-cell office:value-type="string" calcext:value-type="string">
            <text:p>PPHW</text:p>
          </table:table-cell>
          <table:table-cell office:value-type="float" office:value="-2.624702" calcext:value-type="float">
            <text:p>-2.6247</text:p>
          </table:table-cell>
          <table:table-cell table:number-columns-repeated="11"/>
        </table:table-row>
        <table:table-row table:style-name="ro1">
          <table:table-cell office:value-type="float" office:value="57331" calcext:value-type="float">
            <text:p>57331</text:p>
          </table:table-cell>
          <table:table-cell office:value-type="string" calcext:value-type="string">
            <text:p>PPHY</text:p>
          </table:table-cell>
          <table:table-cell office:value-type="float" office:value="-2.626544" calcext:value-type="float">
            <text:p>-2.6265</text:p>
          </table:table-cell>
          <table:table-cell table:number-columns-repeated="11"/>
        </table:table-row>
        <table:table-row table:style-name="ro1">
          <table:table-cell office:value-type="float" office:value="52779" calcext:value-type="float">
            <text:p>52779</text:p>
          </table:table-cell>
          <table:table-cell office:value-type="string" calcext:value-type="string">
            <text:p>PPHN</text:p>
          </table:table-cell>
          <table:table-cell office:value-type="float" office:value="-2.627668" calcext:value-type="float">
            <text:p>-2.6277</text:p>
          </table:table-cell>
          <table:table-cell table:number-columns-repeated="11"/>
        </table:table-row>
        <table:table-row table:style-name="ro1">
          <table:table-cell office:value-type="float" office:value="44406" calcext:value-type="float">
            <text:p>44406</text:p>
          </table:table-cell>
          <table:table-cell office:value-type="string" calcext:value-type="string">
            <text:p>PPPE</text:p>
          </table:table-cell>
          <table:table-cell office:value-type="float" office:value="-2.63973612398158" calcext:value-type="float">
            <text:p>-2.6397</text:p>
          </table:table-cell>
          <table:table-cell table:number-columns-repeated="11"/>
        </table:table-row>
        <table:table-row table:style-name="ro1">
          <table:table-cell office:value-type="float" office:value="28523" calcext:value-type="float">
            <text:p>28523</text:p>
          </table:table-cell>
          <table:table-cell office:value-type="string" calcext:value-type="string">
            <text:p>PPRY</text:p>
          </table:table-cell>
          <table:table-cell office:value-type="float" office:value="-2.64419038727948" calcext:value-type="float">
            <text:p>-2.6442</text:p>
          </table:table-cell>
          <table:table-cell table:number-columns-repeated="11"/>
        </table:table-row>
        <table:table-row table:style-name="ro1">
          <table:table-cell office:value-type="float" office:value="46151" calcext:value-type="float">
            <text:p>46151</text:p>
          </table:table-cell>
          <table:table-cell office:value-type="string" calcext:value-type="string">
            <text:p>PPNQ</text:p>
          </table:table-cell>
          <table:table-cell office:value-type="float" office:value="-2.6451274140244" calcext:value-type="float">
            <text:p>-2.6451</text:p>
          </table:table-cell>
          <table:table-cell table:number-columns-repeated="11"/>
        </table:table-row>
        <table:table-row table:style-name="ro1">
          <table:table-cell office:value-type="float" office:value="49715" calcext:value-type="float">
            <text:p>49715</text:p>
          </table:table-cell>
          <table:table-cell office:value-type="string" calcext:value-type="string">
            <text:p>PPVV</text:p>
          </table:table-cell>
          <table:table-cell office:value-type="float" office:value="-2.65516383309534" calcext:value-type="float">
            <text:p>-2.6552</text:p>
          </table:table-cell>
          <table:table-cell table:number-columns-repeated="11"/>
        </table:table-row>
        <table:table-row table:style-name="ro1">
          <table:table-cell office:value-type="float" office:value="37613" calcext:value-type="float">
            <text:p>37613</text:p>
          </table:table-cell>
          <table:table-cell office:value-type="string" calcext:value-type="string">
            <text:p>PPVD</text:p>
          </table:table-cell>
          <table:table-cell office:value-type="float" office:value="-2.66608744339266" calcext:value-type="float">
            <text:p>-2.6661</text:p>
          </table:table-cell>
          <table:table-cell table:number-columns-repeated="11"/>
        </table:table-row>
        <table:table-row table:style-name="ro1">
          <table:table-cell office:value-type="float" office:value="52537" calcext:value-type="float">
            <text:p>52537</text:p>
          </table:table-cell>
          <table:table-cell office:value-type="string" calcext:value-type="string">
            <text:p>PPVE</text:p>
          </table:table-cell>
          <table:table-cell office:value-type="float" office:value="-2.670265" calcext:value-type="float">
            <text:p>-2.6703</text:p>
          </table:table-cell>
          <table:table-cell table:number-columns-repeated="11"/>
        </table:table-row>
        <table:table-row table:style-name="ro1">
          <table:table-cell office:value-type="float" office:value="21796" calcext:value-type="float">
            <text:p>21796</text:p>
          </table:table-cell>
          <table:table-cell office:value-type="string" calcext:value-type="string">
            <text:p>PPQI</text:p>
          </table:table-cell>
          <table:table-cell office:value-type="float" office:value="-2.67380346342054" calcext:value-type="float">
            <text:p>-2.6738</text:p>
          </table:table-cell>
          <table:table-cell table:number-columns-repeated="11"/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string" calcext:value-type="string">
            <text:p>PPNA</text:p>
          </table:table-cell>
          <table:table-cell office:value-type="float" office:value="-2.67720203165361" calcext:value-type="float">
            <text:p>-2.6772</text:p>
          </table:table-cell>
          <table:table-cell table:number-columns-repeated="11"/>
        </table:table-row>
        <table:table-row table:style-name="ro1">
          <table:table-cell office:value-type="float" office:value="18502" calcext:value-type="float">
            <text:p>18502</text:p>
          </table:table-cell>
          <table:table-cell office:value-type="string" calcext:value-type="string">
            <text:p>PPTG</text:p>
          </table:table-cell>
          <table:table-cell office:value-type="float" office:value="-2.68378005940367" calcext:value-type="float">
            <text:p>-2.6838</text:p>
          </table:table-cell>
          <table:table-cell table:number-columns-repeated="11"/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PPGT</text:p>
          </table:table-cell>
          <table:table-cell office:value-type="float" office:value="-2.70225261638839" calcext:value-type="float">
            <text:p>-2.7023</text:p>
          </table:table-cell>
          <table:table-cell table:number-columns-repeated="11"/>
        </table:table-row>
        <table:table-row table:style-name="ro1">
          <table:table-cell office:value-type="float" office:value="45465" calcext:value-type="float">
            <text:p>45465</text:p>
          </table:table-cell>
          <table:table-cell office:value-type="string" calcext:value-type="string">
            <text:p>PPKN</text:p>
          </table:table-cell>
          <table:table-cell office:value-type="float" office:value="-2.70566386120999" calcext:value-type="float">
            <text:p>-2.7057</text:p>
          </table:table-cell>
          <table:table-cell table:number-columns-repeated="11"/>
        </table:table-row>
        <table:table-row table:style-name="ro1">
          <table:table-cell office:value-type="float" office:value="61608" calcext:value-type="float">
            <text:p>61608</text:p>
          </table:table-cell>
          <table:table-cell office:value-type="string" calcext:value-type="string">
            <text:p>PPMK</text:p>
          </table:table-cell>
          <table:table-cell office:value-type="float" office:value="-2.712651" calcext:value-type="float">
            <text:p>-2.7127</text:p>
          </table:table-cell>
          <table:table-cell table:number-columns-repeated="11"/>
        </table:table-row>
        <table:table-row table:style-name="ro1">
          <table:table-cell office:value-type="float" office:value="33395" calcext:value-type="float">
            <text:p>33395</text:p>
          </table:table-cell>
          <table:table-cell office:value-type="string" calcext:value-type="string">
            <text:p>PPDA</text:p>
          </table:table-cell>
          <table:table-cell office:value-type="float" office:value="-2.71819876990252" calcext:value-type="float">
            <text:p>-2.7182</text:p>
          </table:table-cell>
          <table:table-cell table:number-columns-repeated="11"/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string" calcext:value-type="string">
            <text:p>PPKS</text:p>
          </table:table-cell>
          <table:table-cell office:value-type="float" office:value="-2.72308804973281" calcext:value-type="float">
            <text:p>-2.7231</text:p>
          </table:table-cell>
          <table:table-cell table:number-columns-repeated="11"/>
        </table:table-row>
        <table:table-row table:style-name="ro1">
          <table:table-cell office:value-type="float" office:value="32574" calcext:value-type="float">
            <text:p>32574</text:p>
          </table:table-cell>
          <table:table-cell office:value-type="string" calcext:value-type="string">
            <text:p>PPHA</text:p>
          </table:table-cell>
          <table:table-cell office:value-type="float" office:value="-2.72652415868666" calcext:value-type="float">
            <text:p>-2.7265</text:p>
          </table:table-cell>
          <table:table-cell table:number-columns-repeated="11"/>
        </table:table-row>
        <table:table-row table:style-name="ro1">
          <table:table-cell office:value-type="float" office:value="25348" calcext:value-type="float">
            <text:p>25348</text:p>
          </table:table-cell>
          <table:table-cell office:value-type="string" calcext:value-type="string">
            <text:p>PPMN</text:p>
          </table:table-cell>
          <table:table-cell office:value-type="float" office:value="-2.72918845070068" calcext:value-type="float">
            <text:p>-2.7292</text:p>
          </table:table-cell>
          <table:table-cell table:number-columns-repeated="11"/>
        </table:table-row>
        <table:table-row table:style-name="ro1">
          <table:table-cell office:value-type="float" office:value="41842" calcext:value-type="float">
            <text:p>41842</text:p>
          </table:table-cell>
          <table:table-cell office:value-type="string" calcext:value-type="string">
            <text:p>PPGH</text:p>
          </table:table-cell>
          <table:table-cell office:value-type="float" office:value="-2.72923268391293" calcext:value-type="float">
            <text:p>-2.7292</text:p>
          </table:table-cell>
          <table:table-cell table:number-columns-repeated="11"/>
        </table:table-row>
        <table:table-row table:style-name="ro1">
          <table:table-cell office:value-type="float" office:value="17943" calcext:value-type="float">
            <text:p>17943</text:p>
          </table:table-cell>
          <table:table-cell office:value-type="string" calcext:value-type="string">
            <text:p>PPFN</text:p>
          </table:table-cell>
          <table:table-cell office:value-type="float" office:value="-2.73187855798478" calcext:value-type="float">
            <text:p>-2.7319</text:p>
          </table:table-cell>
          <table:table-cell table:number-columns-repeated="11"/>
        </table:table-row>
        <table:table-row table:style-name="ro1">
          <table:table-cell office:value-type="float" office:value="53764" calcext:value-type="float">
            <text:p>53764</text:p>
          </table:table-cell>
          <table:table-cell office:value-type="string" calcext:value-type="string">
            <text:p>PPMS</text:p>
          </table:table-cell>
          <table:table-cell office:value-type="float" office:value="-2.732856" calcext:value-type="float">
            <text:p>-2.7329</text:p>
          </table:table-cell>
          <table:table-cell table:number-columns-repeated="11"/>
        </table:table-row>
        <table:table-row table:style-name="ro1">
          <table:table-cell office:value-type="float" office:value="53362" calcext:value-type="float">
            <text:p>53362</text:p>
          </table:table-cell>
          <table:table-cell office:value-type="string" calcext:value-type="string">
            <text:p>PPHS</text:p>
          </table:table-cell>
          <table:table-cell office:value-type="float" office:value="-2.739731" calcext:value-type="float">
            <text:p>-2.7397</text:p>
          </table:table-cell>
          <table:table-cell table:number-columns-repeated="11"/>
        </table:table-row>
        <table:table-row table:style-name="ro1">
          <table:table-cell office:value-type="float" office:value="17154" calcext:value-type="float">
            <text:p>17154</text:p>
          </table:table-cell>
          <table:table-cell office:value-type="string" calcext:value-type="string">
            <text:p>PPGE</text:p>
          </table:table-cell>
          <table:table-cell office:value-type="float" office:value="-2.74100853107358" calcext:value-type="float">
            <text:p>-2.7410</text:p>
          </table:table-cell>
          <table:table-cell table:number-columns-repeated="11"/>
        </table:table-row>
        <table:table-row table:style-name="ro1">
          <table:table-cell office:value-type="float" office:value="48453" calcext:value-type="float">
            <text:p>48453</text:p>
          </table:table-cell>
          <table:table-cell office:value-type="string" calcext:value-type="string">
            <text:p>PPVN</text:p>
          </table:table-cell>
          <table:table-cell office:value-type="float" office:value="-2.74469130519775" calcext:value-type="float">
            <text:p>-2.7447</text:p>
          </table:table-cell>
          <table:table-cell table:number-columns-repeated="11"/>
        </table:table-row>
        <table:table-row table:style-name="ro1">
          <table:table-cell office:value-type="float" office:value="19632" calcext:value-type="float">
            <text:p>19632</text:p>
          </table:table-cell>
          <table:table-cell office:value-type="string" calcext:value-type="string">
            <text:p>PPGN</text:p>
          </table:table-cell>
          <table:table-cell office:value-type="float" office:value="-2.74861245317963" calcext:value-type="float">
            <text:p>-2.7486</text:p>
          </table:table-cell>
          <table:table-cell table:number-columns-repeated="11"/>
        </table:table-row>
        <table:table-row table:style-name="ro1">
          <table:table-cell office:value-type="float" office:value="48683" calcext:value-type="float">
            <text:p>48683</text:p>
          </table:table-cell>
          <table:table-cell office:value-type="string" calcext:value-type="string">
            <text:p>PPTE</text:p>
          </table:table-cell>
          <table:table-cell office:value-type="float" office:value="-2.75348910944436" calcext:value-type="float">
            <text:p>-2.7535</text:p>
          </table:table-cell>
          <table:table-cell table:number-columns-repeated="11"/>
        </table:table-row>
        <table:table-row table:style-name="ro1">
          <table:table-cell office:value-type="float" office:value="46710" calcext:value-type="float">
            <text:p>46710</text:p>
          </table:table-cell>
          <table:table-cell office:value-type="string" calcext:value-type="string">
            <text:p>PPSQ</text:p>
          </table:table-cell>
          <table:table-cell office:value-type="float" office:value="-2.75616606087204" calcext:value-type="float">
            <text:p>-2.7562</text:p>
          </table:table-cell>
          <table:table-cell table:number-columns-repeated="11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string" calcext:value-type="string">
            <text:p>PPQG</text:p>
          </table:table-cell>
          <table:table-cell office:value-type="float" office:value="-2.75742378978356" calcext:value-type="float">
            <text:p>-2.7574</text:p>
          </table:table-cell>
          <table:table-cell table:number-columns-repeated="11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PPLW</text:p>
          </table:table-cell>
          <table:table-cell office:value-type="float" office:value="-2.75767975048984" calcext:value-type="float">
            <text:p>-2.7577</text:p>
          </table:table-cell>
          <table:table-cell table:number-columns-repeated="11"/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string" calcext:value-type="string">
            <text:p>PPDR</text:p>
          </table:table-cell>
          <table:table-cell office:value-type="float" office:value="-2.761974" calcext:value-type="float">
            <text:p>-2.7620</text:p>
          </table:table-cell>
          <table:table-cell table:number-columns-repeated="11"/>
        </table:table-row>
        <table:table-row table:style-name="ro1">
          <table:table-cell office:value-type="float" office:value="30619" calcext:value-type="float">
            <text:p>30619</text:p>
          </table:table-cell>
          <table:table-cell office:value-type="string" calcext:value-type="string">
            <text:p>PPLQ</text:p>
          </table:table-cell>
          <table:table-cell office:value-type="float" office:value="-2.76223514966791" calcext:value-type="float">
            <text:p>-2.7622</text:p>
          </table:table-cell>
          <table:table-cell table:number-columns-repeated="11"/>
        </table:table-row>
        <table:table-row table:style-name="ro1">
          <table:table-cell office:value-type="float" office:value="13336" calcext:value-type="float">
            <text:p>13336</text:p>
          </table:table-cell>
          <table:table-cell office:value-type="string" calcext:value-type="string">
            <text:p>PPDG</text:p>
          </table:table-cell>
          <table:table-cell office:value-type="float" office:value="-2.76357863301165" calcext:value-type="float">
            <text:p>-2.7636</text:p>
          </table:table-cell>
          <table:table-cell table:number-columns-repeated="11"/>
        </table:table-row>
        <table:table-row table:style-name="ro1">
          <table:table-cell office:value-type="float" office:value="22468" calcext:value-type="float">
            <text:p>22468</text:p>
          </table:table-cell>
          <table:table-cell office:value-type="string" calcext:value-type="string">
            <text:p>PPVH</text:p>
          </table:table-cell>
          <table:table-cell office:value-type="float" office:value="-2.76459024280166" calcext:value-type="float">
            <text:p>-2.7646</text:p>
          </table:table-cell>
          <table:table-cell table:number-columns-repeated="11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PPSD</text:p>
          </table:table-cell>
          <table:table-cell office:value-type="float" office:value="-2.76612856414974" calcext:value-type="float">
            <text:p>-2.7661</text:p>
          </table:table-cell>
          <table:table-cell table:number-columns-repeated="11"/>
        </table:table-row>
        <table:table-row table:style-name="ro1">
          <table:table-cell office:value-type="float" office:value="21464" calcext:value-type="float">
            <text:p>21464</text:p>
          </table:table-cell>
          <table:table-cell office:value-type="string" calcext:value-type="string">
            <text:p>PPGW</text:p>
          </table:table-cell>
          <table:table-cell office:value-type="float" office:value="-2.76719187058714" calcext:value-type="float">
            <text:p>-2.7672</text:p>
          </table:table-cell>
          <table:table-cell table:number-columns-repeated="11"/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PPRI</text:p>
          </table:table-cell>
          <table:table-cell office:value-type="float" office:value="-2.76781736581273" calcext:value-type="float">
            <text:p>-2.7678</text:p>
          </table:table-cell>
          <table:table-cell table:number-columns-repeated="11"/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string" calcext:value-type="string">
            <text:p>PPMV</text:p>
          </table:table-cell>
          <table:table-cell office:value-type="float" office:value="-2.76824505156653" calcext:value-type="float">
            <text:p>-2.7682</text:p>
          </table:table-cell>
          <table:table-cell table:number-columns-repeated="11"/>
        </table:table-row>
        <table:table-row table:style-name="ro1">
          <table:table-cell office:value-type="float" office:value="43619" calcext:value-type="float">
            <text:p>43619</text:p>
          </table:table-cell>
          <table:table-cell office:value-type="string" calcext:value-type="string">
            <text:p>PPHT</text:p>
          </table:table-cell>
          <table:table-cell office:value-type="float" office:value="-2.76850492355177" calcext:value-type="float">
            <text:p>-2.7685</text:p>
          </table:table-cell>
          <table:table-cell table:number-columns-repeated="11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string" calcext:value-type="string">
            <text:p>PPTD</text:p>
          </table:table-cell>
          <table:table-cell office:value-type="float" office:value="-2.76863746717813" calcext:value-type="float">
            <text:p>-2.7686</text:p>
          </table:table-cell>
          <table:table-cell table:number-columns-repeated="11"/>
        </table:table-row>
        <table:table-row table:style-name="ro1">
          <table:table-cell office:value-type="float" office:value="53040" calcext:value-type="float">
            <text:p>53040</text:p>
          </table:table-cell>
          <table:table-cell office:value-type="string" calcext:value-type="string">
            <text:p>PPTR</text:p>
          </table:table-cell>
          <table:table-cell office:value-type="float" office:value="-2.769237" calcext:value-type="float">
            <text:p>-2.7692</text:p>
          </table:table-cell>
          <table:table-cell table:number-columns-repeated="11"/>
        </table:table-row>
        <table:table-row table:style-name="ro1">
          <table:table-cell office:value-type="float" office:value="49661" calcext:value-type="float">
            <text:p>49661</text:p>
          </table:table-cell>
          <table:table-cell office:value-type="string" calcext:value-type="string">
            <text:p>PPWR</text:p>
          </table:table-cell>
          <table:table-cell office:value-type="float" office:value="-2.77034886904386" calcext:value-type="float">
            <text:p>-2.7703</text:p>
          </table:table-cell>
          <table:table-cell table:number-columns-repeated="11"/>
        </table:table-row>
        <table:table-row table:style-name="ro1">
          <table:table-cell office:value-type="float" office:value="53383" calcext:value-type="float">
            <text:p>53383</text:p>
          </table:table-cell>
          <table:table-cell office:value-type="string" calcext:value-type="string">
            <text:p>PPLG</text:p>
          </table:table-cell>
          <table:table-cell office:value-type="float" office:value="-2.770817" calcext:value-type="float">
            <text:p>-2.7708</text:p>
          </table:table-cell>
          <table:table-cell table:number-columns-repeated="11"/>
        </table:table-row>
        <table:table-row table:style-name="ro1">
          <table:table-cell office:value-type="float" office:value="18269" calcext:value-type="float">
            <text:p>18269</text:p>
          </table:table-cell>
          <table:table-cell office:value-type="string" calcext:value-type="string">
            <text:p>PPHR</text:p>
          </table:table-cell>
          <table:table-cell office:value-type="float" office:value="-2.77120967009207" calcext:value-type="float">
            <text:p>-2.7712</text:p>
          </table:table-cell>
          <table:table-cell table:number-columns-repeated="11"/>
        </table:table-row>
        <table:table-row table:style-name="ro1">
          <table:table-cell office:value-type="float" office:value="53154" calcext:value-type="float">
            <text:p>53154</text:p>
          </table:table-cell>
          <table:table-cell office:value-type="string" calcext:value-type="string">
            <text:p>PPPW</text:p>
          </table:table-cell>
          <table:table-cell office:value-type="float" office:value="-2.772465" calcext:value-type="float">
            <text:p>-2.7725</text:p>
          </table:table-cell>
          <table:table-cell table:number-columns-repeated="11"/>
        </table:table-row>
        <table:table-row table:style-name="ro1">
          <table:table-cell office:value-type="float" office:value="53015" calcext:value-type="float">
            <text:p>53015</text:p>
          </table:table-cell>
          <table:table-cell office:value-type="string" calcext:value-type="string">
            <text:p>PPPT</text:p>
          </table:table-cell>
          <table:table-cell office:value-type="float" office:value="-2.775962" calcext:value-type="float">
            <text:p>-2.7760</text:p>
          </table:table-cell>
          <table:table-cell table:number-columns-repeated="11"/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PPPM</text:p>
          </table:table-cell>
          <table:table-cell office:value-type="float" office:value="-2.77702095110492" calcext:value-type="float">
            <text:p>-2.7770</text:p>
          </table:table-cell>
          <table:table-cell table:number-columns-repeated="11"/>
        </table:table-row>
        <table:table-row table:style-name="ro1">
          <table:table-cell office:value-type="float" office:value="54631" calcext:value-type="float">
            <text:p>54631</text:p>
          </table:table-cell>
          <table:table-cell office:value-type="string" calcext:value-type="string">
            <text:p>PPQH</text:p>
          </table:table-cell>
          <table:table-cell office:value-type="float" office:value="-2.778909" calcext:value-type="float">
            <text:p>-2.7789</text:p>
          </table:table-cell>
          <table:table-cell table:number-columns-repeated="11"/>
        </table:table-row>
        <table:table-row table:style-name="ro1">
          <table:table-cell office:value-type="float" office:value="29565" calcext:value-type="float">
            <text:p>29565</text:p>
          </table:table-cell>
          <table:table-cell office:value-type="string" calcext:value-type="string">
            <text:p>PPDT</text:p>
          </table:table-cell>
          <table:table-cell office:value-type="float" office:value="-2.77921744814658" calcext:value-type="float">
            <text:p>-2.7792</text:p>
          </table:table-cell>
          <table:table-cell table:number-columns-repeated="11"/>
        </table:table-row>
        <table:table-row table:style-name="ro1">
          <table:table-cell office:value-type="float" office:value="56233" calcext:value-type="float">
            <text:p>56233</text:p>
          </table:table-cell>
          <table:table-cell office:value-type="string" calcext:value-type="string">
            <text:p>PPVK</text:p>
          </table:table-cell>
          <table:table-cell office:value-type="float" office:value="-2.779555" calcext:value-type="float">
            <text:p>-2.7796</text:p>
          </table:table-cell>
          <table:table-cell table:number-columns-repeated="11"/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string" calcext:value-type="string">
            <text:p>PPNG</text:p>
          </table:table-cell>
          <table:table-cell office:value-type="float" office:value="-2.78922414646313" calcext:value-type="float">
            <text:p>-2.7892</text:p>
          </table:table-cell>
          <table:table-cell table:number-columns-repeated="11"/>
        </table:table-row>
        <table:table-row table:style-name="ro1">
          <table:table-cell office:value-type="float" office:value="33824" calcext:value-type="float">
            <text:p>33824</text:p>
          </table:table-cell>
          <table:table-cell office:value-type="string" calcext:value-type="string">
            <text:p>PPTF</text:p>
          </table:table-cell>
          <table:table-cell office:value-type="float" office:value="-2.78931503996184" calcext:value-type="float">
            <text:p>-2.7893</text:p>
          </table:table-cell>
          <table:table-cell table:number-columns-repeated="11"/>
        </table:table-row>
        <table:table-row table:style-name="ro1">
          <table:table-cell office:value-type="float" office:value="33702" calcext:value-type="float">
            <text:p>33702</text:p>
          </table:table-cell>
          <table:table-cell office:value-type="string" calcext:value-type="string">
            <text:p>PPTV</text:p>
          </table:table-cell>
          <table:table-cell office:value-type="float" office:value="-2.79166077927286" calcext:value-type="float">
            <text:p>-2.7917</text:p>
          </table:table-cell>
          <table:table-cell table:number-columns-repeated="11"/>
        </table:table-row>
        <table:table-row table:style-name="ro1">
          <table:table-cell office:value-type="float" office:value="40767" calcext:value-type="float">
            <text:p>40767</text:p>
          </table:table-cell>
          <table:table-cell office:value-type="string" calcext:value-type="string">
            <text:p>PPTS</text:p>
          </table:table-cell>
          <table:table-cell office:value-type="float" office:value="-2.79308781314521" calcext:value-type="float">
            <text:p>-2.7931</text:p>
          </table:table-cell>
          <table:table-cell table:number-columns-repeated="11"/>
        </table:table-row>
        <table:table-row table:style-name="ro1">
          <table:table-cell office:value-type="float" office:value="27827" calcext:value-type="float">
            <text:p>27827</text:p>
          </table:table-cell>
          <table:table-cell office:value-type="string" calcext:value-type="string">
            <text:p>PPHL</text:p>
          </table:table-cell>
          <table:table-cell office:value-type="float" office:value="-2.79318221648731" calcext:value-type="float">
            <text:p>-2.7932</text:p>
          </table:table-cell>
          <table:table-cell table:number-columns-repeated="11"/>
        </table:table-row>
        <table:table-row table:style-name="ro1">
          <table:table-cell office:value-type="float" office:value="42027" calcext:value-type="float">
            <text:p>42027</text:p>
          </table:table-cell>
          <table:table-cell office:value-type="string" calcext:value-type="string">
            <text:p>PPVR</text:p>
          </table:table-cell>
          <table:table-cell office:value-type="float" office:value="-2.7942869106669" calcext:value-type="float">
            <text:p>-2.7943</text:p>
          </table:table-cell>
          <table:table-cell table:number-columns-repeated="11"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PPWT</text:p>
          </table:table-cell>
          <table:table-cell office:value-type="float" office:value="-2.79652379295951" calcext:value-type="float">
            <text:p>-2.7965</text:p>
          </table:table-cell>
          <table:table-cell table:number-columns-repeated="11"/>
        </table:table-row>
        <table:table-row table:style-name="ro1">
          <table:table-cell office:value-type="float" office:value="11138" calcext:value-type="float">
            <text:p>11138</text:p>
          </table:table-cell>
          <table:table-cell office:value-type="string" calcext:value-type="string">
            <text:p>PPLS</text:p>
          </table:table-cell>
          <table:table-cell office:value-type="float" office:value="-2.79743267795598" calcext:value-type="float">
            <text:p>-2.7974</text:p>
          </table:table-cell>
          <table:table-cell table:number-columns-repeated="11"/>
        </table:table-row>
        <table:table-row table:style-name="ro1">
          <table:table-cell office:value-type="float" office:value="53957" calcext:value-type="float">
            <text:p>53957</text:p>
          </table:table-cell>
          <table:table-cell office:value-type="string" calcext:value-type="string">
            <text:p>PPTQ</text:p>
          </table:table-cell>
          <table:table-cell office:value-type="float" office:value="-2.797689" calcext:value-type="float">
            <text:p>-2.7977</text:p>
          </table:table-cell>
          <table:table-cell table:number-columns-repeated="11"/>
        </table:table-row>
        <table:table-row table:style-name="ro1">
          <table:table-cell office:value-type="float" office:value="27105" calcext:value-type="float">
            <text:p>27105</text:p>
          </table:table-cell>
          <table:table-cell office:value-type="string" calcext:value-type="string">
            <text:p>PPTI</text:p>
          </table:table-cell>
          <table:table-cell office:value-type="float" office:value="-2.79775151021581" calcext:value-type="float">
            <text:p>-2.7978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PPAE</text:p>
          </table:table-cell>
          <table:table-cell office:value-type="float" office:value="-2.79869575361267" calcext:value-type="float">
            <text:p>-2.7987</text:p>
          </table:table-cell>
          <table:table-cell table:number-columns-repeated="11"/>
        </table:table-row>
        <table:table-row table:style-name="ro1">
          <table:table-cell office:value-type="float" office:value="56703" calcext:value-type="float">
            <text:p>56703</text:p>
          </table:table-cell>
          <table:table-cell office:value-type="string" calcext:value-type="string">
            <text:p>PPMQ</text:p>
          </table:table-cell>
          <table:table-cell office:value-type="float" office:value="-2.798734" calcext:value-type="float">
            <text:p>-2.7987</text:p>
          </table:table-cell>
          <table:table-cell table:number-columns-repeated="11"/>
        </table:table-row>
        <table:table-row table:style-name="ro1">
          <table:table-cell office:value-type="float" office:value="55096" calcext:value-type="float">
            <text:p>55096</text:p>
          </table:table-cell>
          <table:table-cell office:value-type="string" calcext:value-type="string">
            <text:p>PPTM</text:p>
          </table:table-cell>
          <table:table-cell office:value-type="float" office:value="-2.799949" calcext:value-type="float">
            <text:p>-2.7999</text:p>
          </table:table-cell>
          <table:table-cell table:number-columns-repeated="11"/>
        </table:table-row>
        <table:table-row table:style-name="ro1">
          <table:table-cell office:value-type="float" office:value="25370" calcext:value-type="float">
            <text:p>25370</text:p>
          </table:table-cell>
          <table:table-cell office:value-type="string" calcext:value-type="string">
            <text:p>PPSE</text:p>
          </table:table-cell>
          <table:table-cell office:value-type="float" office:value="-2.80091707350429" calcext:value-type="float">
            <text:p>-2.8009</text:p>
          </table:table-cell>
          <table:table-cell table:number-columns-repeated="11"/>
        </table:table-row>
        <table:table-row table:style-name="ro1">
          <table:table-cell office:value-type="float" office:value="36632" calcext:value-type="float">
            <text:p>36632</text:p>
          </table:table-cell>
          <table:table-cell office:value-type="string" calcext:value-type="string">
            <text:p>PPNP</text:p>
          </table:table-cell>
          <table:table-cell office:value-type="float" office:value="-2.80137314978991" calcext:value-type="float">
            <text:p>-2.8014</text:p>
          </table:table-cell>
          <table:table-cell table:number-columns-repeated="11"/>
        </table:table-row>
        <table:table-row table:style-name="ro1">
          <table:table-cell office:value-type="float" office:value="38038" calcext:value-type="float">
            <text:p>38038</text:p>
          </table:table-cell>
          <table:table-cell office:value-type="string" calcext:value-type="string">
            <text:p>PPQW</text:p>
          </table:table-cell>
          <table:table-cell office:value-type="float" office:value="-2.80376576547171" calcext:value-type="float">
            <text:p>-2.8038</text:p>
          </table:table-cell>
          <table:table-cell table:number-columns-repeated="11"/>
        </table:table-row>
        <table:table-row table:style-name="ro1">
          <table:table-cell office:value-type="float" office:value="24463" calcext:value-type="float">
            <text:p>24463</text:p>
          </table:table-cell>
          <table:table-cell office:value-type="string" calcext:value-type="string">
            <text:p>PPDL</text:p>
          </table:table-cell>
          <table:table-cell office:value-type="float" office:value="-2.80406162242086" calcext:value-type="float">
            <text:p>-2.8041</text:p>
          </table:table-cell>
          <table:table-cell table:number-columns-repeated="11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PPAK</text:p>
          </table:table-cell>
          <table:table-cell office:value-type="float" office:value="-2.80713438517597" calcext:value-type="float">
            <text:p>-2.8071</text:p>
          </table:table-cell>
          <table:table-cell table:number-columns-repeated="11"/>
        </table:table-row>
        <table:table-row table:style-name="ro1">
          <table:table-cell office:value-type="float" office:value="34850" calcext:value-type="float">
            <text:p>34850</text:p>
          </table:table-cell>
          <table:table-cell office:value-type="string" calcext:value-type="string">
            <text:p>PPFS</text:p>
          </table:table-cell>
          <table:table-cell office:value-type="float" office:value="-2.80865240129507" calcext:value-type="float">
            <text:p>-2.8087</text:p>
          </table:table-cell>
          <table:table-cell table:number-columns-repeated="11"/>
        </table:table-row>
        <table:table-row table:style-name="ro1">
          <table:table-cell office:value-type="float" office:value="16430" calcext:value-type="float">
            <text:p>16430</text:p>
          </table:table-cell>
          <table:table-cell office:value-type="string" calcext:value-type="string">
            <text:p>PPPS</text:p>
          </table:table-cell>
          <table:table-cell office:value-type="float" office:value="-2.80913626687125" calcext:value-type="float">
            <text:p>-2.8091</text:p>
          </table:table-cell>
          <table:table-cell table:number-columns-repeated="11"/>
        </table:table-row>
        <table:table-row table:style-name="ro1">
          <table:table-cell office:value-type="float" office:value="30844" calcext:value-type="float">
            <text:p>30844</text:p>
          </table:table-cell>
          <table:table-cell office:value-type="string" calcext:value-type="string">
            <text:p>PPWE</text:p>
          </table:table-cell>
          <table:table-cell office:value-type="float" office:value="-2.80920063643986" calcext:value-type="float">
            <text:p>-2.8092</text:p>
          </table:table-cell>
          <table:table-cell table:number-columns-repeated="11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PPLK</text:p>
          </table:table-cell>
          <table:table-cell office:value-type="float" office:value="-2.80925661773397" calcext:value-type="float">
            <text:p>-2.8093</text:p>
          </table:table-cell>
          <table:table-cell table:number-columns-repeated="11"/>
        </table:table-row>
        <table:table-row table:style-name="ro1">
          <table:table-cell office:value-type="float" office:value="25099" calcext:value-type="float">
            <text:p>25099</text:p>
          </table:table-cell>
          <table:table-cell office:value-type="string" calcext:value-type="string">
            <text:p>PPRT</text:p>
          </table:table-cell>
          <table:table-cell office:value-type="float" office:value="-2.80967390566563" calcext:value-type="float">
            <text:p>-2.8097</text:p>
          </table:table-cell>
          <table:table-cell table:number-columns-repeated="11"/>
        </table:table-row>
        <table:table-row table:style-name="ro1">
          <table:table-cell office:value-type="float" office:value="12911" calcext:value-type="float">
            <text:p>12911</text:p>
          </table:table-cell>
          <table:table-cell office:value-type="string" calcext:value-type="string">
            <text:p>PPFT</text:p>
          </table:table-cell>
          <table:table-cell office:value-type="float" office:value="-2.81175511907822" calcext:value-type="float">
            <text:p>-2.8118</text:p>
          </table:table-cell>
          <table:table-cell table:number-columns-repeated="11"/>
        </table:table-row>
        <table:table-row table:style-name="ro1">
          <table:table-cell office:value-type="float" office:value="11257" calcext:value-type="float">
            <text:p>11257</text:p>
          </table:table-cell>
          <table:table-cell office:value-type="string" calcext:value-type="string">
            <text:p>PPYM</text:p>
          </table:table-cell>
          <table:table-cell office:value-type="float" office:value="-2.81237494821688" calcext:value-type="float">
            <text:p>-2.8124</text:p>
          </table:table-cell>
          <table:table-cell table:number-columns-repeated="11"/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PPSS</text:p>
          </table:table-cell>
          <table:table-cell office:value-type="float" office:value="-2.81248773952806" calcext:value-type="float">
            <text:p>-2.8125</text:p>
          </table:table-cell>
          <table:table-cell table:number-columns-repeated="11"/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PPRP</text:p>
          </table:table-cell>
          <table:table-cell office:value-type="float" office:value="-2.8146108525394" calcext:value-type="float">
            <text:p>-2.8146</text:p>
          </table:table-cell>
          <table:table-cell table:number-columns-repeated="11"/>
        </table:table-row>
        <table:table-row table:style-name="ro1">
          <table:table-cell office:value-type="float" office:value="24116" calcext:value-type="float">
            <text:p>24116</text:p>
          </table:table-cell>
          <table:table-cell office:value-type="string" calcext:value-type="string">
            <text:p>PPVP</text:p>
          </table:table-cell>
          <table:table-cell office:value-type="float" office:value="-2.81517801660979" calcext:value-type="float">
            <text:p>-2.8152</text:p>
          </table:table-cell>
          <table:table-cell table:number-columns-repeated="11"/>
        </table:table-row>
        <table:table-row table:style-name="ro1">
          <table:table-cell office:value-type="float" office:value="58537" calcext:value-type="float">
            <text:p>58537</text:p>
          </table:table-cell>
          <table:table-cell office:value-type="string" calcext:value-type="string">
            <text:p>PPEW</text:p>
          </table:table-cell>
          <table:table-cell office:value-type="float" office:value="-2.815661" calcext:value-type="float">
            <text:p>-2.8157</text:p>
          </table:table-cell>
          <table:table-cell table:number-columns-repeated="11"/>
        </table:table-row>
        <table:table-row table:style-name="ro1">
          <table:table-cell office:value-type="float" office:value="21088" calcext:value-type="float">
            <text:p>21088</text:p>
          </table:table-cell>
          <table:table-cell office:value-type="string" calcext:value-type="string">
            <text:p>PPPV</text:p>
          </table:table-cell>
          <table:table-cell office:value-type="float" office:value="-2.81874825565707" calcext:value-type="float">
            <text:p>-2.8187</text:p>
          </table:table-cell>
          <table:table-cell table:number-columns-repeated="11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string" calcext:value-type="string">
            <text:p>PPLM</text:p>
          </table:table-cell>
          <table:table-cell office:value-type="float" office:value="-2.82070966846087" calcext:value-type="float">
            <text:p>-2.8207</text:p>
          </table:table-cell>
          <table:table-cell table:number-columns-repeated="11"/>
        </table:table-row>
        <table:table-row table:style-name="ro1">
          <table:table-cell office:value-type="float" office:value="20754" calcext:value-type="float">
            <text:p>20754</text:p>
          </table:table-cell>
          <table:table-cell office:value-type="string" calcext:value-type="string">
            <text:p>PPAL</text:p>
          </table:table-cell>
          <table:table-cell office:value-type="float" office:value="-2.82076427880152" calcext:value-type="float">
            <text:p>-2.8208</text:p>
          </table:table-cell>
          <table:table-cell table:number-columns-repeated="11"/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string" calcext:value-type="string">
            <text:p>PPTL</text:p>
          </table:table-cell>
          <table:table-cell office:value-type="float" office:value="-2.82136832460675" calcext:value-type="float">
            <text:p>-2.8214</text:p>
          </table:table-cell>
          <table:table-cell table:number-columns-repeated="11"/>
        </table:table-row>
        <table:table-row table:style-name="ro1">
          <table:table-cell office:value-type="float" office:value="50821" calcext:value-type="float">
            <text:p>50821</text:p>
          </table:table-cell>
          <table:table-cell office:value-type="string" calcext:value-type="string">
            <text:p>PPRS</text:p>
          </table:table-cell>
          <table:table-cell office:value-type="float" office:value="-2.82273483851222" calcext:value-type="float">
            <text:p>-2.8227</text:p>
          </table:table-cell>
          <table:table-cell table:number-columns-repeated="11"/>
        </table:table-row>
        <table:table-row table:style-name="ro1">
          <table:table-cell office:value-type="float" office:value="53292" calcext:value-type="float">
            <text:p>53292</text:p>
          </table:table-cell>
          <table:table-cell office:value-type="string" calcext:value-type="string">
            <text:p>PPPF</text:p>
          </table:table-cell>
          <table:table-cell office:value-type="float" office:value="-2.824448" calcext:value-type="float">
            <text:p>-2.8244</text:p>
          </table:table-cell>
          <table:table-cell table:number-columns-repeated="11"/>
        </table:table-row>
        <table:table-row table:style-name="ro1">
          <table:table-cell office:value-type="float" office:value="40684" calcext:value-type="float">
            <text:p>40684</text:p>
          </table:table-cell>
          <table:table-cell office:value-type="string" calcext:value-type="string">
            <text:p>PPSF</text:p>
          </table:table-cell>
          <table:table-cell office:value-type="float" office:value="-2.82452587737926" calcext:value-type="float">
            <text:p>-2.8245</text:p>
          </table:table-cell>
          <table:table-cell table:number-columns-repeated="11"/>
        </table:table-row>
        <table:table-row table:style-name="ro1">
          <table:table-cell office:value-type="float" office:value="29406" calcext:value-type="float">
            <text:p>29406</text:p>
          </table:table-cell>
          <table:table-cell office:value-type="string" calcext:value-type="string">
            <text:p>PPPY</text:p>
          </table:table-cell>
          <table:table-cell office:value-type="float" office:value="-2.82805718414526" calcext:value-type="float">
            <text:p>-2.8281</text:p>
          </table:table-cell>
          <table:table-cell table:number-columns-repeated="11"/>
        </table:table-row>
        <table:table-row table:style-name="ro1">
          <table:table-cell office:value-type="float" office:value="53026" calcext:value-type="float">
            <text:p>53026</text:p>
          </table:table-cell>
          <table:table-cell office:value-type="string" calcext:value-type="string">
            <text:p>PPLR</text:p>
          </table:table-cell>
          <table:table-cell office:value-type="float" office:value="-2.828677" calcext:value-type="float">
            <text:p>-2.8287</text:p>
          </table:table-cell>
          <table:table-cell table:number-columns-repeated="11"/>
        </table:table-row>
        <table:table-row table:style-name="ro1">
          <table:table-cell office:value-type="float" office:value="45001" calcext:value-type="float">
            <text:p>45001</text:p>
          </table:table-cell>
          <table:table-cell office:value-type="string" calcext:value-type="string">
            <text:p>PPEA</text:p>
          </table:table-cell>
          <table:table-cell office:value-type="float" office:value="-2.82894671244062" calcext:value-type="float">
            <text:p>-2.8289</text:p>
          </table:table-cell>
          <table:table-cell table:number-columns-repeated="11"/>
        </table:table-row>
        <table:table-row table:style-name="ro1">
          <table:table-cell office:value-type="float" office:value="54743" calcext:value-type="float">
            <text:p>54743</text:p>
          </table:table-cell>
          <table:table-cell office:value-type="string" calcext:value-type="string">
            <text:p>PPHV</text:p>
          </table:table-cell>
          <table:table-cell office:value-type="float" office:value="-2.829038" calcext:value-type="float">
            <text:p>-2.8290</text:p>
          </table:table-cell>
          <table:table-cell table:number-columns-repeated="11"/>
        </table:table-row>
        <table:table-row table:style-name="ro1">
          <table:table-cell office:value-type="float" office:value="53018" calcext:value-type="float">
            <text:p>53018</text:p>
          </table:table-cell>
          <table:table-cell office:value-type="string" calcext:value-type="string">
            <text:p>PPAR</text:p>
          </table:table-cell>
          <table:table-cell office:value-type="float" office:value="-2.830229" calcext:value-type="float">
            <text:p>-2.8302</text:p>
          </table:table-cell>
          <table:table-cell table:number-columns-repeated="11"/>
        </table:table-row>
        <table:table-row table:style-name="ro1">
          <table:table-cell office:value-type="float" office:value="44837" calcext:value-type="float">
            <text:p>44837</text:p>
          </table:table-cell>
          <table:table-cell office:value-type="string" calcext:value-type="string">
            <text:p>PPRV</text:p>
          </table:table-cell>
          <table:table-cell office:value-type="float" office:value="-2.83137289567854" calcext:value-type="float">
            <text:p>-2.8314</text:p>
          </table:table-cell>
          <table:table-cell table:number-columns-repeated="11"/>
        </table:table-row>
        <table:table-row table:style-name="ro1">
          <table:table-cell office:value-type="float" office:value="54056" calcext:value-type="float">
            <text:p>54056</text:p>
          </table:table-cell>
          <table:table-cell office:value-type="string" calcext:value-type="string">
            <text:p>PPFY</text:p>
          </table:table-cell>
          <table:table-cell office:value-type="float" office:value="-2.831426" calcext:value-type="float">
            <text:p>-2.8314</text:p>
          </table:table-cell>
          <table:table-cell table:number-columns-repeated="11"/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string" calcext:value-type="string">
            <text:p>PPLH</text:p>
          </table:table-cell>
          <table:table-cell office:value-type="float" office:value="-2.8327772158388" calcext:value-type="float">
            <text:p>-2.8328</text:p>
          </table:table-cell>
          <table:table-cell table:number-columns-repeated="11"/>
        </table:table-row>
        <table:table-row table:style-name="ro1">
          <table:table-cell office:value-type="float" office:value="53461" calcext:value-type="float">
            <text:p>53461</text:p>
          </table:table-cell>
          <table:table-cell office:value-type="string" calcext:value-type="string">
            <text:p>PPES</text:p>
          </table:table-cell>
          <table:table-cell office:value-type="float" office:value="-2.83286" calcext:value-type="float">
            <text:p>-2.8329</text:p>
          </table:table-cell>
          <table:table-cell table:number-columns-repeated="11"/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string" calcext:value-type="string">
            <text:p>PPNS</text:p>
          </table:table-cell>
          <table:table-cell office:value-type="float" office:value="-2.83287178701494" calcext:value-type="float">
            <text:p>-2.8329</text:p>
          </table:table-cell>
          <table:table-cell table:number-columns-repeated="11"/>
        </table:table-row>
        <table:table-row table:style-name="ro1">
          <table:table-cell office:value-type="float" office:value="28050" calcext:value-type="float">
            <text:p>28050</text:p>
          </table:table-cell>
          <table:table-cell office:value-type="string" calcext:value-type="string">
            <text:p>PPGG</text:p>
          </table:table-cell>
          <table:table-cell office:value-type="float" office:value="-2.8330255091121" calcext:value-type="float">
            <text:p>-2.8330</text:p>
          </table:table-cell>
          <table:table-cell table:number-columns-repeated="11"/>
        </table:table-row>
        <table:table-row table:style-name="ro1">
          <table:table-cell office:value-type="float" office:value="54314" calcext:value-type="float">
            <text:p>54314</text:p>
          </table:table-cell>
          <table:table-cell office:value-type="string" calcext:value-type="string">
            <text:p>PPAV</text:p>
          </table:table-cell>
          <table:table-cell office:value-type="float" office:value="-2.835716" calcext:value-type="float">
            <text:p>-2.8357</text:p>
          </table:table-cell>
          <table:table-cell table:number-columns-repeated="11"/>
        </table:table-row>
        <table:table-row table:style-name="ro1">
          <table:table-cell office:value-type="float" office:value="53022" calcext:value-type="float">
            <text:p>53022</text:p>
          </table:table-cell>
          <table:table-cell office:value-type="string" calcext:value-type="string">
            <text:p>PPSR</text:p>
          </table:table-cell>
          <table:table-cell office:value-type="float" office:value="-2.836171" calcext:value-type="float">
            <text:p>-2.8362</text:p>
          </table:table-cell>
          <table:table-cell table:number-columns-repeated="11"/>
        </table:table-row>
        <table:table-row table:style-name="ro1">
          <table:table-cell office:value-type="float" office:value="28715" calcext:value-type="float">
            <text:p>28715</text:p>
          </table:table-cell>
          <table:table-cell office:value-type="string" calcext:value-type="string">
            <text:p>PPRQ</text:p>
          </table:table-cell>
          <table:table-cell office:value-type="float" office:value="-2.8375222220611" calcext:value-type="float">
            <text:p>-2.8375</text:p>
          </table:table-cell>
          <table:table-cell table:number-columns-repeated="11"/>
        </table:table-row>
        <table:table-row table:style-name="ro1">
          <table:table-cell office:value-type="float" office:value="41835" calcext:value-type="float">
            <text:p>41835</text:p>
          </table:table-cell>
          <table:table-cell office:value-type="string" calcext:value-type="string">
            <text:p>PPPR</text:p>
          </table:table-cell>
          <table:table-cell office:value-type="float" office:value="-2.83877279189944" calcext:value-type="float">
            <text:p>-2.8388</text:p>
          </table:table-cell>
          <table:table-cell table:number-columns-repeated="11"/>
        </table:table-row>
        <table:table-row table:style-name="ro1">
          <table:table-cell office:value-type="float" office:value="41880" calcext:value-type="float">
            <text:p>41880</text:p>
          </table:table-cell>
          <table:table-cell office:value-type="string" calcext:value-type="string">
            <text:p>PPNL</text:p>
          </table:table-cell>
          <table:table-cell office:value-type="float" office:value="-2.83894959810952" calcext:value-type="float">
            <text:p>-2.8389</text:p>
          </table:table-cell>
          <table:table-cell table:number-columns-repeated="11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PPSM</text:p>
          </table:table-cell>
          <table:table-cell office:value-type="float" office:value="-2.83916545918271" calcext:value-type="float">
            <text:p>-2.8392</text:p>
          </table:table-cell>
          <table:table-cell table:number-columns-repeated="11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PPEP</text:p>
          </table:table-cell>
          <table:table-cell office:value-type="float" office:value="-2.83999392199376" calcext:value-type="float">
            <text:p>-2.8400</text:p>
          </table:table-cell>
          <table:table-cell table:number-columns-repeated="11"/>
        </table:table-row>
        <table:table-row table:style-name="ro1">
          <table:table-cell office:value-type="float" office:value="27602" calcext:value-type="float">
            <text:p>27602</text:p>
          </table:table-cell>
          <table:table-cell office:value-type="string" calcext:value-type="string">
            <text:p>PPIS</text:p>
          </table:table-cell>
          <table:table-cell office:value-type="float" office:value="-2.84067949833721" calcext:value-type="float">
            <text:p>-2.8407</text:p>
          </table:table-cell>
          <table:table-cell table:number-columns-repeated="11"/>
        </table:table-row>
        <table:table-row table:style-name="ro1">
          <table:table-cell office:value-type="float" office:value="45976" calcext:value-type="float">
            <text:p>45976</text:p>
          </table:table-cell>
          <table:table-cell office:value-type="string" calcext:value-type="string">
            <text:p>PPQT</text:p>
          </table:table-cell>
          <table:table-cell office:value-type="float" office:value="-2.84135108865224" calcext:value-type="float">
            <text:p>-2.8414</text:p>
          </table:table-cell>
          <table:table-cell table:number-columns-repeated="11"/>
        </table:table-row>
        <table:table-row table:style-name="ro1">
          <table:table-cell office:value-type="float" office:value="49392" calcext:value-type="float">
            <text:p>49392</text:p>
          </table:table-cell>
          <table:table-cell office:value-type="string" calcext:value-type="string">
            <text:p>PPHG</text:p>
          </table:table-cell>
          <table:table-cell office:value-type="float" office:value="-2.8413993144583" calcext:value-type="float">
            <text:p>-2.8414</text:p>
          </table:table-cell>
          <table:table-cell table:number-columns-repeated="11"/>
        </table:table-row>
        <table:table-row table:style-name="ro1">
          <table:table-cell office:value-type="float" office:value="51048" calcext:value-type="float">
            <text:p>51048</text:p>
          </table:table-cell>
          <table:table-cell office:value-type="string" calcext:value-type="string">
            <text:p>PPAH</text:p>
          </table:table-cell>
          <table:table-cell office:value-type="float" office:value="-2.8415349782558" calcext:value-type="float">
            <text:p>-2.8415</text:p>
          </table:table-cell>
          <table:table-cell table:number-columns-repeated="11"/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string" calcext:value-type="string">
            <text:p>PPWP</text:p>
          </table:table-cell>
          <table:table-cell office:value-type="float" office:value="-2.841713" calcext:value-type="float">
            <text:p>-2.8417</text:p>
          </table:table-cell>
          <table:table-cell table:number-columns-repeated="11"/>
        </table:table-row>
        <table:table-row table:style-name="ro1">
          <table:table-cell office:value-type="float" office:value="36891" calcext:value-type="float">
            <text:p>36891</text:p>
          </table:table-cell>
          <table:table-cell office:value-type="string" calcext:value-type="string">
            <text:p>PPRD</text:p>
          </table:table-cell>
          <table:table-cell office:value-type="float" office:value="-2.8418486746073" calcext:value-type="float">
            <text:p>-2.8418</text:p>
          </table:table-cell>
          <table:table-cell table:number-columns-repeated="1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PPG</text:p>
          </table:table-cell>
          <table:table-cell office:value-type="float" office:value="-2.84221695359698" calcext:value-type="float">
            <text:p>-2.8422</text:p>
          </table:table-cell>
          <table:table-cell table:number-columns-repeated="11"/>
        </table:table-row>
        <table:table-row table:style-name="ro1">
          <table:table-cell office:value-type="float" office:value="45384" calcext:value-type="float">
            <text:p>45384</text:p>
          </table:table-cell>
          <table:table-cell office:value-type="string" calcext:value-type="string">
            <text:p>PPER</text:p>
          </table:table-cell>
          <table:table-cell office:value-type="float" office:value="-2.84421471536876" calcext:value-type="float">
            <text:p>-2.8442</text:p>
          </table:table-cell>
          <table:table-cell table:number-columns-repeated="11"/>
        </table:table-row>
        <table:table-row table:style-name="ro1">
          <table:table-cell office:value-type="float" office:value="42462" calcext:value-type="float">
            <text:p>42462</text:p>
          </table:table-cell>
          <table:table-cell office:value-type="string" calcext:value-type="string">
            <text:p>PPYY</text:p>
          </table:table-cell>
          <table:table-cell office:value-type="float" office:value="-2.84597794280794" calcext:value-type="float">
            <text:p>-2.8460</text:p>
          </table:table-cell>
          <table:table-cell table:number-columns-repeated="11"/>
        </table:table-row>
        <table:table-row table:style-name="ro1">
          <table:table-cell office:value-type="float" office:value="50784" calcext:value-type="float">
            <text:p>50784</text:p>
          </table:table-cell>
          <table:table-cell office:value-type="string" calcext:value-type="string">
            <text:p>PPST</text:p>
          </table:table-cell>
          <table:table-cell office:value-type="float" office:value="-2.84634364396793" calcext:value-type="float">
            <text:p>-2.8463</text:p>
          </table:table-cell>
          <table:table-cell table:number-columns-repeated="11"/>
        </table:table-row>
        <table:table-row table:style-name="ro1">
          <table:table-cell office:value-type="float" office:value="33287" calcext:value-type="float">
            <text:p>33287</text:p>
          </table:table-cell>
          <table:table-cell office:value-type="string" calcext:value-type="string">
            <text:p>PPWA</text:p>
          </table:table-cell>
          <table:table-cell office:value-type="float" office:value="-2.84683477726056" calcext:value-type="float">
            <text:p>-2.8468</text:p>
          </table:table-cell>
          <table:table-cell table:number-columns-repeated="11"/>
        </table:table-row>
        <table:table-row table:style-name="ro1">
          <table:table-cell office:value-type="float" office:value="49811" calcext:value-type="float">
            <text:p>49811</text:p>
          </table:table-cell>
          <table:table-cell office:value-type="string" calcext:value-type="string">
            <text:p>PPRG</text:p>
          </table:table-cell>
          <table:table-cell office:value-type="float" office:value="-2.84894901502524" calcext:value-type="float">
            <text:p>-2.8489</text:p>
          </table:table-cell>
          <table:table-cell table:number-columns-repeated="11"/>
        </table:table-row>
        <table:table-row table:style-name="ro1">
          <table:table-cell office:value-type="float" office:value="25077" calcext:value-type="float">
            <text:p>25077</text:p>
          </table:table-cell>
          <table:table-cell office:value-type="string" calcext:value-type="string">
            <text:p>PPGS</text:p>
          </table:table-cell>
          <table:table-cell office:value-type="float" office:value="-2.84946767093776" calcext:value-type="float">
            <text:p>-2.8495</text:p>
          </table:table-cell>
          <table:table-cell table:number-columns-repeated="11"/>
        </table:table-row>
        <table:table-row table:style-name="ro1">
          <table:table-cell office:value-type="float" office:value="49331" calcext:value-type="float">
            <text:p>49331</text:p>
          </table:table-cell>
          <table:table-cell office:value-type="string" calcext:value-type="string">
            <text:p>PPWQ</text:p>
          </table:table-cell>
          <table:table-cell office:value-type="float" office:value="-2.85043297513157" calcext:value-type="float">
            <text:p>-2.8504</text:p>
          </table:table-cell>
          <table:table-cell table:number-columns-repeated="11"/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string" calcext:value-type="string">
            <text:p>PPGR</text:p>
          </table:table-cell>
          <table:table-cell office:value-type="float" office:value="-2.85168738293958" calcext:value-type="float">
            <text:p>-2.8517</text:p>
          </table:table-cell>
          <table:table-cell table:number-columns-repeated="11"/>
        </table:table-row>
        <table:table-row table:style-name="ro1">
          <table:table-cell office:value-type="float" office:value="53028" calcext:value-type="float">
            <text:p>53028</text:p>
          </table:table-cell>
          <table:table-cell office:value-type="string" calcext:value-type="string">
            <text:p>PPHP</text:p>
          </table:table-cell>
          <table:table-cell office:value-type="float" office:value="-2.851706" calcext:value-type="float">
            <text:p>-2.8517</text:p>
          </table:table-cell>
          <table:table-cell table:number-columns-repeated="11"/>
        </table:table-row>
        <table:table-row table:style-name="ro1">
          <table:table-cell office:value-type="float" office:value="53220" calcext:value-type="float">
            <text:p>53220</text:p>
          </table:table-cell>
          <table:table-cell office:value-type="string" calcext:value-type="string">
            <text:p>PPAQ</text:p>
          </table:table-cell>
          <table:table-cell office:value-type="float" office:value="-2.852856" calcext:value-type="float">
            <text:p>-2.8529</text:p>
          </table:table-cell>
          <table:table-cell table:number-columns-repeated="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string" calcext:value-type="string">
            <text:p>PPLV</text:p>
          </table:table-cell>
          <table:table-cell office:value-type="float" office:value="-2.85319313447153" calcext:value-type="float">
            <text:p>-2.8532</text:p>
          </table:table-cell>
          <table:table-cell table:number-columns-repeated="11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PPTT</text:p>
          </table:table-cell>
          <table:table-cell office:value-type="float" office:value="-2.85500571064049" calcext:value-type="float">
            <text:p>-2.8550</text:p>
          </table:table-cell>
          <table:table-cell table:number-columns-repeated="11"/>
        </table:table-row>
        <table:table-row table:style-name="ro1">
          <table:table-cell office:value-type="float" office:value="19284" calcext:value-type="float">
            <text:p>19284</text:p>
          </table:table-cell>
          <table:table-cell office:value-type="string" calcext:value-type="string">
            <text:p>PPVY</text:p>
          </table:table-cell>
          <table:table-cell office:value-type="float" office:value="-2.85511769271599" calcext:value-type="float">
            <text:p>-2.8551</text:p>
          </table:table-cell>
          <table:table-cell table:number-columns-repeated="11"/>
        </table:table-row>
        <table:table-row table:style-name="ro1">
          <table:table-cell office:value-type="float" office:value="27552" calcext:value-type="float">
            <text:p>27552</text:p>
          </table:table-cell>
          <table:table-cell office:value-type="string" calcext:value-type="string">
            <text:p>PPRL</text:p>
          </table:table-cell>
          <table:table-cell office:value-type="float" office:value="-2.85620167735407" calcext:value-type="float">
            <text:p>-2.8562</text:p>
          </table:table-cell>
          <table:table-cell table:number-columns-repeated="11"/>
        </table:table-row>
        <table:table-row table:style-name="ro1">
          <table:table-cell office:value-type="float" office:value="37473" calcext:value-type="float">
            <text:p>37473</text:p>
          </table:table-cell>
          <table:table-cell office:value-type="string" calcext:value-type="string">
            <text:p>PPAW</text:p>
          </table:table-cell>
          <table:table-cell office:value-type="float" office:value="-2.85680402114061" calcext:value-type="float">
            <text:p>-2.8568</text:p>
          </table:table-cell>
          <table:table-cell table:number-columns-repeated="11"/>
        </table:table-row>
        <table:table-row table:style-name="ro1">
          <table:table-cell office:value-type="float" office:value="50470" calcext:value-type="float">
            <text:p>50470</text:p>
          </table:table-cell>
          <table:table-cell office:value-type="string" calcext:value-type="string">
            <text:p>PPAI</text:p>
          </table:table-cell>
          <table:table-cell office:value-type="float" office:value="-2.85728524776192" calcext:value-type="float">
            <text:p>-2.8573</text:p>
          </table:table-cell>
          <table:table-cell table:number-columns-repeated="11"/>
        </table:table-row>
        <table:table-row table:style-name="ro1">
          <table:table-cell office:value-type="float" office:value="29709" calcext:value-type="float">
            <text:p>29709</text:p>
          </table:table-cell>
          <table:table-cell office:value-type="string" calcext:value-type="string">
            <text:p>PPPD</text:p>
          </table:table-cell>
          <table:table-cell office:value-type="float" office:value="-2.85733840287639" calcext:value-type="float">
            <text:p>-2.8573</text:p>
          </table:table-cell>
          <table:table-cell table:number-columns-repeated="11"/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PPTH</text:p>
          </table:table-cell>
          <table:table-cell office:value-type="float" office:value="-2.85750416353417" calcext:value-type="float">
            <text:p>-2.8575</text:p>
          </table:table-cell>
          <table:table-cell table:number-columns-repeated="11"/>
        </table:table-row>
        <table:table-row table:style-name="ro1">
          <table:table-cell office:value-type="float" office:value="37170" calcext:value-type="float">
            <text:p>37170</text:p>
          </table:table-cell>
          <table:table-cell office:value-type="string" calcext:value-type="string">
            <text:p>PPSP</text:p>
          </table:table-cell>
          <table:table-cell office:value-type="float" office:value="-2.85754170303475" calcext:value-type="float">
            <text:p>-2.8575</text:p>
          </table:table-cell>
          <table:table-cell table:number-columns-repeated="11"/>
        </table:table-row>
        <table:table-row table:style-name="ro1">
          <table:table-cell office:value-type="float" office:value="23574" calcext:value-type="float">
            <text:p>23574</text:p>
          </table:table-cell>
          <table:table-cell office:value-type="string" calcext:value-type="string">
            <text:p>PPKL</text:p>
          </table:table-cell>
          <table:table-cell office:value-type="float" office:value="-2.85848751712258" calcext:value-type="float">
            <text:p>-2.8585</text:p>
          </table:table-cell>
          <table:table-cell table:number-columns-repeated="11"/>
        </table:table-row>
        <table:table-row table:style-name="ro1">
          <table:table-cell office:value-type="float" office:value="53046" calcext:value-type="float">
            <text:p>53046</text:p>
          </table:table-cell>
          <table:table-cell office:value-type="string" calcext:value-type="string">
            <text:p>PPRH</text:p>
          </table:table-cell>
          <table:table-cell office:value-type="float" office:value="-2.859476" calcext:value-type="float">
            <text:p>-2.8595</text:p>
          </table:table-cell>
          <table:table-cell table:number-columns-repeated="11"/>
        </table:table-row>
        <table:table-row table:style-name="ro1">
          <table:table-cell office:value-type="float" office:value="37625" calcext:value-type="float">
            <text:p>37625</text:p>
          </table:table-cell>
          <table:table-cell office:value-type="string" calcext:value-type="string">
            <text:p>PPYH</text:p>
          </table:table-cell>
          <table:table-cell office:value-type="float" office:value="-2.85968998004837" calcext:value-type="float">
            <text:p>-2.8597</text:p>
          </table:table-cell>
          <table:table-cell table:number-columns-repeated="11"/>
        </table:table-row>
        <table:table-row table:style-name="ro1">
          <table:table-cell office:value-type="float" office:value="19385" calcext:value-type="float">
            <text:p>19385</text:p>
          </table:table-cell>
          <table:table-cell office:value-type="string" calcext:value-type="string">
            <text:p>PPQL</text:p>
          </table:table-cell>
          <table:table-cell office:value-type="float" office:value="-2.85997617289357" calcext:value-type="float">
            <text:p>-2.8600</text:p>
          </table:table-cell>
          <table:table-cell table:number-columns-repeated="11"/>
        </table:table-row>
        <table:table-row table:style-name="ro1">
          <table:table-cell office:value-type="float" office:value="17030" calcext:value-type="float">
            <text:p>17030</text:p>
          </table:table-cell>
          <table:table-cell office:value-type="string" calcext:value-type="string">
            <text:p>PPWI</text:p>
          </table:table-cell>
          <table:table-cell office:value-type="float" office:value="-2.86054282470888" calcext:value-type="float">
            <text:p>-2.8605</text:p>
          </table:table-cell>
          <table:table-cell table:number-columns-repeated="11"/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string" calcext:value-type="string">
            <text:p>PPLL</text:p>
          </table:table-cell>
          <table:table-cell office:value-type="float" office:value="-2.86062788628592" calcext:value-type="float">
            <text:p>-2.8606</text:p>
          </table:table-cell>
          <table:table-cell table:number-columns-repeated="11"/>
        </table:table-row>
        <table:table-row table:style-name="ro1">
          <table:table-cell office:value-type="float" office:value="53087" calcext:value-type="float">
            <text:p>53087</text:p>
          </table:table-cell>
          <table:table-cell office:value-type="string" calcext:value-type="string">
            <text:p>PPLT</text:p>
          </table:table-cell>
          <table:table-cell office:value-type="float" office:value="-2.861076" calcext:value-type="float">
            <text:p>-2.8611</text:p>
          </table:table-cell>
          <table:table-cell table:number-columns-repeated="11"/>
        </table:table-row>
        <table:table-row table:style-name="ro1">
          <table:table-cell office:value-type="float" office:value="18513" calcext:value-type="float">
            <text:p>18513</text:p>
          </table:table-cell>
          <table:table-cell office:value-type="string" calcext:value-type="string">
            <text:p>PPTP</text:p>
          </table:table-cell>
          <table:table-cell office:value-type="float" office:value="-2.86148573351863" calcext:value-type="float">
            <text:p>-2.8615</text:p>
          </table:table-cell>
          <table:table-cell table:number-columns-repeated="11"/>
        </table:table-row>
        <table:table-row table:style-name="ro1">
          <table:table-cell office:value-type="float" office:value="48273" calcext:value-type="float">
            <text:p>48273</text:p>
          </table:table-cell>
          <table:table-cell office:value-type="string" calcext:value-type="string">
            <text:p>PPLY</text:p>
          </table:table-cell>
          <table:table-cell office:value-type="float" office:value="-2.86189633326884" calcext:value-type="float">
            <text:p>-2.8619</text:p>
          </table:table-cell>
          <table:table-cell table:number-columns-repeated="11"/>
        </table:table-row>
        <table:table-row table:style-name="ro1">
          <table:table-cell office:value-type="float" office:value="53871" calcext:value-type="float">
            <text:p>53871</text:p>
          </table:table-cell>
          <table:table-cell office:value-type="string" calcext:value-type="string">
            <text:p>PPDP</text:p>
          </table:table-cell>
          <table:table-cell office:value-type="float" office:value="-2.862538" calcext:value-type="float">
            <text:p>-2.8625</text:p>
          </table:table-cell>
          <table:table-cell table:number-columns-repeated="11"/>
        </table:table-row>
        <table:table-row table:style-name="ro1">
          <table:table-cell office:value-type="float" office:value="25957" calcext:value-type="float">
            <text:p>25957</text:p>
          </table:table-cell>
          <table:table-cell office:value-type="string" calcext:value-type="string">
            <text:p>PPLD</text:p>
          </table:table-cell>
          <table:table-cell office:value-type="float" office:value="-2.86256992539287" calcext:value-type="float">
            <text:p>-2.8626</text:p>
          </table:table-cell>
          <table:table-cell table:number-columns-repeated="11"/>
        </table:table-row>
        <table:table-row table:style-name="ro1">
          <table:table-cell office:value-type="float" office:value="56531" calcext:value-type="float">
            <text:p>56531</text:p>
          </table:table-cell>
          <table:table-cell office:value-type="string" calcext:value-type="string">
            <text:p>PPRN</text:p>
          </table:table-cell>
          <table:table-cell office:value-type="float" office:value="-2.862766" calcext:value-type="float">
            <text:p>-2.8628</text:p>
          </table:table-cell>
          <table:table-cell table:number-columns-repeated="11"/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PPYD</text:p>
          </table:table-cell>
          <table:table-cell office:value-type="float" office:value="-2.86334917916353" calcext:value-type="float">
            <text:p>-2.8633</text:p>
          </table:table-cell>
          <table:table-cell table:number-columns-repeated="11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PPMT</text:p>
          </table:table-cell>
          <table:table-cell office:value-type="float" office:value="-2.86347919083789" calcext:value-type="float">
            <text:p>-2.8635</text:p>
          </table:table-cell>
          <table:table-cell table:number-columns-repeated="11"/>
        </table:table-row>
        <table:table-row table:style-name="ro1">
          <table:table-cell office:value-type="float" office:value="21678" calcext:value-type="float">
            <text:p>21678</text:p>
          </table:table-cell>
          <table:table-cell office:value-type="string" calcext:value-type="string">
            <text:p>PPPP</text:p>
          </table:table-cell>
          <table:table-cell office:value-type="float" office:value="-2.86353310953416" calcext:value-type="float">
            <text:p>-2.8635</text:p>
          </table:table-cell>
          <table:table-cell table:number-columns-repeated="11"/>
        </table:table-row>
        <table:table-row table:style-name="ro1">
          <table:table-cell office:value-type="float" office:value="53013" calcext:value-type="float">
            <text:p>53013</text:p>
          </table:table-cell>
          <table:table-cell office:value-type="string" calcext:value-type="string">
            <text:p>PPPA</text:p>
          </table:table-cell>
          <table:table-cell office:value-type="float" office:value="-2.864537" calcext:value-type="float">
            <text:p>-2.8645</text:p>
          </table:table-cell>
          <table:table-cell table:number-columns-repeated="11"/>
        </table:table-row>
        <table:table-row table:style-name="ro1">
          <table:table-cell office:value-type="float" office:value="47914" calcext:value-type="float">
            <text:p>47914</text:p>
          </table:table-cell>
          <table:table-cell office:value-type="string" calcext:value-type="string">
            <text:p>PPSG</text:p>
          </table:table-cell>
          <table:table-cell office:value-type="float" office:value="-2.86518562967954" calcext:value-type="float">
            <text:p>-2.8652</text:p>
          </table:table-cell>
          <table:table-cell table:number-columns-repeated="11"/>
        </table:table-row>
        <table:table-row table:style-name="ro1">
          <table:table-cell office:value-type="float" office:value="40705" calcext:value-type="float">
            <text:p>40705</text:p>
          </table:table-cell>
          <table:table-cell office:value-type="string" calcext:value-type="string">
            <text:p>PPPL</text:p>
          </table:table-cell>
          <table:table-cell office:value-type="float" office:value="-2.86520791809144" calcext:value-type="float">
            <text:p>-2.8652</text:p>
          </table:table-cell>
          <table:table-cell table:number-columns-repeated="11"/>
        </table:table-row>
        <table:table-row table:style-name="ro1">
          <table:table-cell office:value-type="float" office:value="38896" calcext:value-type="float">
            <text:p>38896</text:p>
          </table:table-cell>
          <table:table-cell office:value-type="string" calcext:value-type="string">
            <text:p>PPKV</text:p>
          </table:table-cell>
          <table:table-cell office:value-type="float" office:value="-2.86563798994042" calcext:value-type="float">
            <text:p>-2.8656</text:p>
          </table:table-cell>
          <table:table-cell table:number-columns-repeated="11"/>
        </table:table-row>
        <table:table-row table:style-name="ro1">
          <table:table-cell office:value-type="float" office:value="51537" calcext:value-type="float">
            <text:p>51537</text:p>
          </table:table-cell>
          <table:table-cell office:value-type="string" calcext:value-type="string">
            <text:p>PPAP</text:p>
          </table:table-cell>
          <table:table-cell office:value-type="float" office:value="-2.86601425373142" calcext:value-type="float">
            <text:p>-2.8660</text:p>
          </table:table-cell>
          <table:table-cell table:number-columns-repeated="11"/>
        </table:table-row>
        <table:table-row table:style-name="ro1">
          <table:table-cell office:value-type="float" office:value="43247" calcext:value-type="float">
            <text:p>43247</text:p>
          </table:table-cell>
          <table:table-cell office:value-type="string" calcext:value-type="string">
            <text:p>PPKA</text:p>
          </table:table-cell>
          <table:table-cell office:value-type="float" office:value="-2.86626634145361" calcext:value-type="float">
            <text:p>-2.8663</text:p>
          </table:table-cell>
          <table:table-cell table:number-columns-repeated="11"/>
        </table:table-row>
        <table:table-row table:style-name="ro1">
          <table:table-cell office:value-type="float" office:value="19305" calcext:value-type="float">
            <text:p>19305</text:p>
          </table:table-cell>
          <table:table-cell office:value-type="string" calcext:value-type="string">
            <text:p>PPKH</text:p>
          </table:table-cell>
          <table:table-cell office:value-type="float" office:value="-2.86667829317565" calcext:value-type="float">
            <text:p>-2.8667</text:p>
          </table:table-cell>
          <table:table-cell table:number-columns-repeated="11"/>
        </table:table-row>
        <table:table-row table:style-name="ro1">
          <table:table-cell office:value-type="float" office:value="53025" calcext:value-type="float">
            <text:p>53025</text:p>
          </table:table-cell>
          <table:table-cell office:value-type="string" calcext:value-type="string">
            <text:p>PPRA</text:p>
          </table:table-cell>
          <table:table-cell office:value-type="float" office:value="-2.866921" calcext:value-type="float">
            <text:p>-2.8669</text:p>
          </table:table-cell>
          <table:table-cell table:number-columns-repeated="11"/>
        </table:table-row>
        <table:table-row table:style-name="ro1">
          <table:table-cell office:value-type="float" office:value="53016" calcext:value-type="float">
            <text:p>53016</text:p>
          </table:table-cell>
          <table:table-cell office:value-type="string" calcext:value-type="string">
            <text:p>PPMR</text:p>
          </table:table-cell>
          <table:table-cell office:value-type="float" office:value="-2.86833" calcext:value-type="float">
            <text:p>-2.8683</text:p>
          </table:table-cell>
          <table:table-cell table:number-columns-repeated="11"/>
        </table:table-row>
        <table:table-row table:style-name="ro1">
          <table:table-cell office:value-type="float" office:value="27794" calcext:value-type="float">
            <text:p>27794</text:p>
          </table:table-cell>
          <table:table-cell office:value-type="string" calcext:value-type="string">
            <text:p>PPEM</text:p>
          </table:table-cell>
          <table:table-cell office:value-type="float" office:value="-2.86867331559496" calcext:value-type="float">
            <text:p>-2.8687</text:p>
          </table:table-cell>
          <table:table-cell table:number-columns-repeated="11"/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string" calcext:value-type="string">
            <text:p>PPYF</text:p>
          </table:table-cell>
          <table:table-cell office:value-type="float" office:value="-2.86876961575986" calcext:value-type="float">
            <text:p>-2.8688</text:p>
          </table:table-cell>
          <table:table-cell table:number-columns-repeated="11"/>
        </table:table-row>
        <table:table-row table:style-name="ro1">
          <table:table-cell office:value-type="float" office:value="52957" calcext:value-type="float">
            <text:p>52957</text:p>
          </table:table-cell>
          <table:table-cell office:value-type="string" calcext:value-type="string">
            <text:p>PPQS</text:p>
          </table:table-cell>
          <table:table-cell office:value-type="float" office:value="-2.868869" calcext:value-type="float">
            <text:p>-2.8689</text:p>
          </table:table-cell>
          <table:table-cell table:number-columns-repeated="11"/>
        </table:table-row>
        <table:table-row table:style-name="ro1">
          <table:table-cell office:value-type="float" office:value="37639" calcext:value-type="float">
            <text:p>37639</text:p>
          </table:table-cell>
          <table:table-cell office:value-type="string" calcext:value-type="string">
            <text:p>PPPK</text:p>
          </table:table-cell>
          <table:table-cell office:value-type="float" office:value="-2.87110338707075" calcext:value-type="float">
            <text:p>-2.8711</text:p>
          </table:table-cell>
          <table:table-cell table:number-columns-repeated="11"/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string" calcext:value-type="string">
            <text:p>PPAD</text:p>
          </table:table-cell>
          <table:table-cell office:value-type="float" office:value="-2.87115503269172" calcext:value-type="float">
            <text:p>-2.8712</text:p>
          </table:table-cell>
          <table:table-cell table:number-columns-repeated="11"/>
        </table:table-row>
        <table:table-row table:style-name="ro1">
          <table:table-cell office:value-type="float" office:value="53242" calcext:value-type="float">
            <text:p>53242</text:p>
          </table:table-cell>
          <table:table-cell office:value-type="string" calcext:value-type="string">
            <text:p>PPWL</text:p>
          </table:table-cell>
          <table:table-cell office:value-type="float" office:value="-2.871258" calcext:value-type="float">
            <text:p>-2.8713</text:p>
          </table:table-cell>
          <table:table-cell table:number-columns-repeated="11"/>
        </table:table-row>
        <table:table-row table:style-name="ro1">
          <table:table-cell office:value-type="float" office:value="17628" calcext:value-type="float">
            <text:p>17628</text:p>
          </table:table-cell>
          <table:table-cell office:value-type="string" calcext:value-type="string">
            <text:p>PPVG</text:p>
          </table:table-cell>
          <table:table-cell office:value-type="float" office:value="-2.87227337432662" calcext:value-type="float">
            <text:p>-2.8723</text:p>
          </table:table-cell>
          <table:table-cell table:number-columns-repeated="11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PPLP</text:p>
          </table:table-cell>
          <table:table-cell office:value-type="float" office:value="-2.87229602948242" calcext:value-type="float">
            <text:p>-2.8723</text:p>
          </table:table-cell>
          <table:table-cell table:number-columns-repeated="11"/>
        </table:table-row>
        <table:table-row table:style-name="ro1">
          <table:table-cell office:value-type="float" office:value="52998" calcext:value-type="float">
            <text:p>52998</text:p>
          </table:table-cell>
          <table:table-cell office:value-type="string" calcext:value-type="string">
            <text:p>PPSI</text:p>
          </table:table-cell>
          <table:table-cell office:value-type="float" office:value="-2.872762" calcext:value-type="float">
            <text:p>-2.8728</text:p>
          </table:table-cell>
          <table:table-cell table:number-columns-repeated="11"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PPQP</text:p>
          </table:table-cell>
          <table:table-cell office:value-type="float" office:value="-2.87337189067918" calcext:value-type="float">
            <text:p>-2.8734</text:p>
          </table:table-cell>
          <table:table-cell table:number-columns-repeated="11"/>
        </table:table-row>
        <table:table-row table:style-name="ro1">
          <table:table-cell office:value-type="float" office:value="14968" calcext:value-type="float">
            <text:p>14968</text:p>
          </table:table-cell>
          <table:table-cell office:value-type="string" calcext:value-type="string">
            <text:p>PPAS</text:p>
          </table:table-cell>
          <table:table-cell office:value-type="float" office:value="-2.87394980722762" calcext:value-type="float">
            <text:p>-2.8739</text:p>
          </table:table-cell>
          <table:table-cell table:number-columns-repeated="11"/>
        </table:table-row>
        <table:table-row table:style-name="ro1">
          <table:table-cell office:value-type="float" office:value="53032" calcext:value-type="float">
            <text:p>53032</text:p>
          </table:table-cell>
          <table:table-cell office:value-type="string" calcext:value-type="string">
            <text:p>PPPQ</text:p>
          </table:table-cell>
          <table:table-cell office:value-type="float" office:value="-2.874519" calcext:value-type="float">
            <text:p>-2.8745</text:p>
          </table:table-cell>
          <table:table-cell table:number-columns-repeated="11"/>
        </table:table-row>
        <table:table-row table:style-name="ro1">
          <table:table-cell office:value-type="float" office:value="40785" calcext:value-type="float">
            <text:p>40785</text:p>
          </table:table-cell>
          <table:table-cell office:value-type="string" calcext:value-type="string">
            <text:p>PPSL</text:p>
          </table:table-cell>
          <table:table-cell office:value-type="float" office:value="-2.87561316791732" calcext:value-type="float">
            <text:p>-2.8756</text:p>
          </table:table-cell>
          <table:table-cell table:number-columns-repeated="11"/>
        </table:table-row>
        <table:table-row table:style-name="ro1">
          <table:table-cell office:value-type="float" office:value="56321" calcext:value-type="float">
            <text:p>56321</text:p>
          </table:table-cell>
          <table:table-cell office:value-type="string" calcext:value-type="string">
            <text:p>PPMA</text:p>
          </table:table-cell>
          <table:table-cell office:value-type="float" office:value="-2.875966" calcext:value-type="float">
            <text:p>-2.8760</text:p>
          </table:table-cell>
          <table:table-cell table:number-columns-repeated="11"/>
        </table:table-row>
        <table:table-row table:style-name="ro1">
          <table:table-cell office:value-type="float" office:value="53924" calcext:value-type="float">
            <text:p>53924</text:p>
          </table:table-cell>
          <table:table-cell office:value-type="string" calcext:value-type="string">
            <text:p>PPPI</text:p>
          </table:table-cell>
          <table:table-cell office:value-type="float" office:value="-2.876243" calcext:value-type="float">
            <text:p>-2.8762</text:p>
          </table:table-cell>
          <table:table-cell table:number-columns-repeated="11"/>
        </table:table-row>
        <table:table-row table:style-name="ro1">
          <table:table-cell office:value-type="float" office:value="46577" calcext:value-type="float">
            <text:p>46577</text:p>
          </table:table-cell>
          <table:table-cell office:value-type="string" calcext:value-type="string">
            <text:p>PPAN</text:p>
          </table:table-cell>
          <table:table-cell office:value-type="float" office:value="-2.87655018563006" calcext:value-type="float">
            <text:p>-2.8766</text:p>
          </table:table-cell>
          <table:table-cell table:number-columns-repeated="11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PPIR</text:p>
          </table:table-cell>
          <table:table-cell office:value-type="float" office:value="-2.87678557382695" calcext:value-type="float">
            <text:p>-2.8768</text:p>
          </table:table-cell>
          <table:table-cell table:number-columns-repeated="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string" calcext:value-type="string">
            <text:p>PPQR</text:p>
          </table:table-cell>
          <table:table-cell office:value-type="float" office:value="-2.87794803736675" calcext:value-type="float">
            <text:p>-2.8779</text:p>
          </table:table-cell>
          <table:table-cell table:number-columns-repeated="11"/>
        </table:table-row>
        <table:table-row table:style-name="ro1">
          <table:table-cell office:value-type="float" office:value="19884" calcext:value-type="float">
            <text:p>19884</text:p>
          </table:table-cell>
          <table:table-cell office:value-type="string" calcext:value-type="string">
            <text:p>PPHF</text:p>
          </table:table-cell>
          <table:table-cell office:value-type="float" office:value="-2.87795459527933" calcext:value-type="float">
            <text:p>-2.8780</text:p>
          </table:table-cell>
          <table:table-cell table:number-columns-repeated="11"/>
        </table:table-row>
        <table:table-row table:style-name="ro1">
          <table:table-cell office:value-type="float" office:value="49853" calcext:value-type="float">
            <text:p>49853</text:p>
          </table:table-cell>
          <table:table-cell office:value-type="string" calcext:value-type="string">
            <text:p>PPYP</text:p>
          </table:table-cell>
          <table:table-cell office:value-type="float" office:value="-2.87996268806709" calcext:value-type="float">
            <text:p>-2.8800</text:p>
          </table:table-cell>
          <table:table-cell table:number-columns-repeated="11"/>
        </table:table-row>
        <table:table-row table:style-name="ro1">
          <table:table-cell office:value-type="float" office:value="47107" calcext:value-type="float">
            <text:p>47107</text:p>
          </table:table-cell>
          <table:table-cell office:value-type="string" calcext:value-type="string">
            <text:p>PPNW</text:p>
          </table:table-cell>
          <table:table-cell office:value-type="float" office:value="-2.88025596887106" calcext:value-type="float">
            <text:p>-2.8803</text:p>
          </table:table-cell>
          <table:table-cell table:number-columns-repeated="11"/>
        </table:table-row>
        <table:table-row table:style-name="ro1">
          <table:table-cell office:value-type="float" office:value="50618" calcext:value-type="float">
            <text:p>50618</text:p>
          </table:table-cell>
          <table:table-cell office:value-type="string" calcext:value-type="string">
            <text:p>PPQK</text:p>
          </table:table-cell>
          <table:table-cell office:value-type="float" office:value="-2.88026256172679" calcext:value-type="float">
            <text:p>-2.8803</text:p>
          </table:table-cell>
          <table:table-cell table:number-columns-repeated="11"/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string" calcext:value-type="string">
            <text:p>PPGL</text:p>
          </table:table-cell>
          <table:table-cell office:value-type="float" office:value="-2.88115351727944" calcext:value-type="float">
            <text:p>-2.8812</text:p>
          </table:table-cell>
          <table:table-cell table:number-columns-repeated="11"/>
        </table:table-row>
        <table:table-row table:style-name="ro1">
          <table:table-cell office:value-type="float" office:value="52433" calcext:value-type="float">
            <text:p>52433</text:p>
          </table:table-cell>
          <table:table-cell office:value-type="string" calcext:value-type="string">
            <text:p>PPKP</text:p>
          </table:table-cell>
          <table:table-cell office:value-type="float" office:value="-2.881596" calcext:value-type="float">
            <text:p>-2.8816</text:p>
          </table:table-cell>
          <table:table-cell table:number-columns-repeated="11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PPSH</text:p>
          </table:table-cell>
          <table:table-cell office:value-type="float" office:value="-2.8841798795118" calcext:value-type="float">
            <text:p>-2.8842</text:p>
          </table:table-cell>
          <table:table-cell table:number-columns-repeated="11"/>
        </table:table-row>
        <table:table-row table:style-name="ro1">
          <table:table-cell office:value-type="float" office:value="38408" calcext:value-type="float">
            <text:p>38408</text:p>
          </table:table-cell>
          <table:table-cell office:value-type="string" calcext:value-type="string">
            <text:p>PPYT</text:p>
          </table:table-cell>
          <table:table-cell office:value-type="float" office:value="-2.88468244469303" calcext:value-type="float">
            <text:p>-2.8847</text:p>
          </table:table-cell>
          <table:table-cell table:number-columns-repeated="11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string" calcext:value-type="string">
            <text:p>PPQA</text:p>
          </table:table-cell>
          <table:table-cell office:value-type="float" office:value="-2.88479235429865" calcext:value-type="float">
            <text:p>-2.8848</text:p>
          </table:table-cell>
          <table:table-cell table:number-columns-repeated="11"/>
        </table:table-row>
        <table:table-row table:style-name="ro1">
          <table:table-cell office:value-type="float" office:value="23159" calcext:value-type="float">
            <text:p>23159</text:p>
          </table:table-cell>
          <table:table-cell office:value-type="string" calcext:value-type="string">
            <text:p>PPIW</text:p>
          </table:table-cell>
          <table:table-cell office:value-type="float" office:value="-2.8848723060318" calcext:value-type="float">
            <text:p>-2.8849</text:p>
          </table:table-cell>
          <table:table-cell table:number-columns-repeated="11"/>
        </table:table-row>
        <table:table-row table:style-name="ro1">
          <table:table-cell office:value-type="float" office:value="35266" calcext:value-type="float">
            <text:p>35266</text:p>
          </table:table-cell>
          <table:table-cell office:value-type="string" calcext:value-type="string">
            <text:p>PPIT</text:p>
          </table:table-cell>
          <table:table-cell office:value-type="float" office:value="-2.88583955472093" calcext:value-type="float">
            <text:p>-2.8858</text:p>
          </table:table-cell>
          <table:table-cell table:number-columns-repeated="11"/>
        </table:table-row>
        <table:table-row table:style-name="ro1">
          <table:table-cell office:value-type="float" office:value="53102" calcext:value-type="float">
            <text:p>53102</text:p>
          </table:table-cell>
          <table:table-cell office:value-type="string" calcext:value-type="string">
            <text:p>PPAG</text:p>
          </table:table-cell>
          <table:table-cell office:value-type="float" office:value="-2.887995" calcext:value-type="float">
            <text:p>-2.8880</text:p>
          </table:table-cell>
          <table:table-cell table:number-columns-repeated="11"/>
        </table:table-row>
        <table:table-row table:style-name="ro1">
          <table:table-cell office:value-type="float" office:value="28813" calcext:value-type="float">
            <text:p>28813</text:p>
          </table:table-cell>
          <table:table-cell office:value-type="string" calcext:value-type="string">
            <text:p>PPML</text:p>
          </table:table-cell>
          <table:table-cell office:value-type="float" office:value="-2.88916459566825" calcext:value-type="float">
            <text:p>-2.8892</text:p>
          </table:table-cell>
          <table:table-cell table:number-columns-repeated="11"/>
        </table:table-row>
        <table:table-row table:style-name="ro1">
          <table:table-cell office:value-type="float" office:value="23738" calcext:value-type="float">
            <text:p>23738</text:p>
          </table:table-cell>
          <table:table-cell office:value-type="string" calcext:value-type="string">
            <text:p>PPGA</text:p>
          </table:table-cell>
          <table:table-cell office:value-type="float" office:value="-2.889339596353" calcext:value-type="float">
            <text:p>-2.8893</text:p>
          </table:table-cell>
          <table:table-cell table:number-columns-repeated="11"/>
        </table:table-row>
        <table:table-row table:style-name="ro1">
          <table:table-cell office:value-type="float" office:value="12693" calcext:value-type="float">
            <text:p>12693</text:p>
          </table:table-cell>
          <table:table-cell office:value-type="string" calcext:value-type="string">
            <text:p>PPFM</text:p>
          </table:table-cell>
          <table:table-cell office:value-type="float" office:value="-2.88980436343085" calcext:value-type="float">
            <text:p>-2.8898</text:p>
          </table:table-cell>
          <table:table-cell table:number-columns-repeated="11"/>
        </table:table-row>
        <table:table-row table:style-name="ro1">
          <table:table-cell office:value-type="float" office:value="31941" calcext:value-type="float">
            <text:p>31941</text:p>
          </table:table-cell>
          <table:table-cell office:value-type="string" calcext:value-type="string">
            <text:p>PPIA</text:p>
          </table:table-cell>
          <table:table-cell office:value-type="float" office:value="-2.8908975144041" calcext:value-type="float">
            <text:p>-2.8909</text:p>
          </table:table-cell>
          <table:table-cell table:number-columns-repeated="11"/>
        </table:table-row>
        <table:table-row table:style-name="ro1">
          <table:table-cell office:value-type="float" office:value="44928" calcext:value-type="float">
            <text:p>44928</text:p>
          </table:table-cell>
          <table:table-cell office:value-type="string" calcext:value-type="string">
            <text:p>PPYR</text:p>
          </table:table-cell>
          <table:table-cell office:value-type="float" office:value="-2.8908975144041" calcext:value-type="float">
            <text:p>-2.8909</text:p>
          </table:table-cell>
          <table:table-cell table:number-columns-repeated="11"/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string" calcext:value-type="string">
            <text:p>PPFL</text:p>
          </table:table-cell>
          <table:table-cell office:value-type="float" office:value="-2.89447278440781" calcext:value-type="float">
            <text:p>-2.8945</text:p>
          </table:table-cell>
          <table:table-cell table:number-columns-repeated="11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PPQQ</text:p>
          </table:table-cell>
          <table:table-cell office:value-type="float" office:value="-2.89484079883572" calcext:value-type="float">
            <text:p>-2.8948</text:p>
          </table:table-cell>
          <table:table-cell table:number-columns-repeated="11"/>
        </table:table-row>
        <table:table-row table:style-name="ro1">
          <table:table-cell office:value-type="float" office:value="53074" calcext:value-type="float">
            <text:p>53074</text:p>
          </table:table-cell>
          <table:table-cell office:value-type="string" calcext:value-type="string">
            <text:p>PPLA</text:p>
          </table:table-cell>
          <table:table-cell office:value-type="float" office:value="-2.895544" calcext:value-type="float">
            <text:p>-2.8955</text:p>
          </table:table-cell>
          <table:table-cell table:number-columns-repeated="11"/>
        </table:table-row>
        <table:table-row table:style-name="ro1">
          <table:table-cell office:value-type="float" office:value="45915" calcext:value-type="float">
            <text:p>45915</text:p>
          </table:table-cell>
          <table:table-cell office:value-type="string" calcext:value-type="string">
            <text:p>PPRM</text:p>
          </table:table-cell>
          <table:table-cell office:value-type="float" office:value="-2.89571437704294" calcext:value-type="float">
            <text:p>-2.8957</text:p>
          </table:table-cell>
          <table:table-cell table:number-columns-repeated="11"/>
        </table:table-row>
        <table:table-row table:style-name="ro1">
          <table:table-cell office:value-type="float" office:value="37922" calcext:value-type="float">
            <text:p>37922</text:p>
          </table:table-cell>
          <table:table-cell office:value-type="string" calcext:value-type="string">
            <text:p>PPTY</text:p>
          </table:table-cell>
          <table:table-cell office:value-type="float" office:value="-2.89829415849969" calcext:value-type="float">
            <text:p>-2.8983</text:p>
          </table:table-cell>
          <table:table-cell table:number-columns-repeated="11"/>
        </table:table-row>
        <table:table-row table:style-name="ro1">
          <table:table-cell office:value-type="float" office:value="42469" calcext:value-type="float">
            <text:p>42469</text:p>
          </table:table-cell>
          <table:table-cell office:value-type="string" calcext:value-type="string">
            <text:p>PPSA</text:p>
          </table:table-cell>
          <table:table-cell office:value-type="float" office:value="-2.89928491342692" calcext:value-type="float">
            <text:p>-2.8993</text:p>
          </table:table-cell>
          <table:table-cell table:number-columns-repeated="11"/>
        </table:table-row>
        <table:table-row table:style-name="ro1">
          <table:table-cell office:value-type="float" office:value="47180" calcext:value-type="float">
            <text:p>47180</text:p>
          </table:table-cell>
          <table:table-cell office:value-type="string" calcext:value-type="string">
            <text:p>PPLI</text:p>
          </table:table-cell>
          <table:table-cell office:value-type="float" office:value="-2.89969150138328" calcext:value-type="float">
            <text:p>-2.8997</text:p>
          </table:table-cell>
          <table:table-cell table:number-columns-repeated="11"/>
        </table:table-row>
        <table:table-row table:style-name="ro1">
          <table:table-cell office:value-type="float" office:value="48891" calcext:value-type="float">
            <text:p>48891</text:p>
          </table:table-cell>
          <table:table-cell office:value-type="string" calcext:value-type="string">
            <text:p>PPSY</text:p>
          </table:table-cell>
          <table:table-cell office:value-type="float" office:value="-2.9005714471204" calcext:value-type="float">
            <text:p>-2.9006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PDF</text:p>
          </table:table-cell>
          <table:table-cell office:value-type="float" office:value="-2.90240260879253" calcext:value-type="float">
            <text:p>-2.9024</text:p>
          </table:table-cell>
          <table:table-cell table:number-columns-repeated="11"/>
        </table:table-row>
        <table:table-row table:style-name="ro1">
          <table:table-cell office:value-type="float" office:value="54661" calcext:value-type="float">
            <text:p>54661</text:p>
          </table:table-cell>
          <table:table-cell office:value-type="string" calcext:value-type="string">
            <text:p>PPSK</text:p>
          </table:table-cell>
          <table:table-cell office:value-type="float" office:value="-2.902684" calcext:value-type="float">
            <text:p>-2.9027</text:p>
          </table:table-cell>
          <table:table-cell table:number-columns-repeated="11"/>
        </table:table-row>
        <table:table-row table:style-name="ro1">
          <table:table-cell office:value-type="float" office:value="33716" calcext:value-type="float">
            <text:p>33716</text:p>
          </table:table-cell>
          <table:table-cell office:value-type="string" calcext:value-type="string">
            <text:p>PPPH</text:p>
          </table:table-cell>
          <table:table-cell office:value-type="float" office:value="-2.90431468543884" calcext:value-type="float">
            <text:p>-2.9043</text:p>
          </table:table-cell>
          <table:table-cell table:number-columns-repeated="11"/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string" calcext:value-type="string">
            <text:p>PPFP</text:p>
          </table:table-cell>
          <table:table-cell office:value-type="float" office:value="-2.90639973044271" calcext:value-type="float">
            <text:p>-2.9064</text:p>
          </table:table-cell>
          <table:table-cell table:number-columns-repeated="11"/>
        </table:table-row>
        <table:table-row table:style-name="ro1">
          <table:table-cell office:value-type="float" office:value="55658" calcext:value-type="float">
            <text:p>55658</text:p>
          </table:table-cell>
          <table:table-cell office:value-type="string" calcext:value-type="string">
            <text:p>PPQF</text:p>
          </table:table-cell>
          <table:table-cell office:value-type="float" office:value="-2.907946" calcext:value-type="float">
            <text:p>-2.9079</text:p>
          </table:table-cell>
          <table:table-cell table:number-columns-repeated="11"/>
        </table:table-row>
        <table:table-row table:style-name="ro1">
          <table:table-cell office:value-type="float" office:value="47564" calcext:value-type="float">
            <text:p>47564</text:p>
          </table:table-cell>
          <table:table-cell office:value-type="string" calcext:value-type="string">
            <text:p>PPAA</text:p>
          </table:table-cell>
          <table:table-cell office:value-type="float" office:value="-2.9122576136772" calcext:value-type="float">
            <text:p>-2.9123</text:p>
          </table:table-cell>
          <table:table-cell table:number-columns-repeated="11"/>
        </table:table-row>
        <table:table-row table:style-name="ro1">
          <table:table-cell office:value-type="float" office:value="53750" calcext:value-type="float">
            <text:p>53750</text:p>
          </table:table-cell>
          <table:table-cell office:value-type="string" calcext:value-type="string">
            <text:p>PPLF</text:p>
          </table:table-cell>
          <table:table-cell office:value-type="float" office:value="-2.912378" calcext:value-type="float">
            <text:p>-2.9124</text:p>
          </table:table-cell>
          <table:table-cell table:number-columns-repeated="11"/>
        </table:table-row>
        <table:table-row table:style-name="ro1">
          <table:table-cell office:value-type="float" office:value="22130" calcext:value-type="float">
            <text:p>22130</text:p>
          </table:table-cell>
          <table:table-cell office:value-type="string" calcext:value-type="string">
            <text:p>PPAY</text:p>
          </table:table-cell>
          <table:table-cell office:value-type="float" office:value="-2.91258419627055" calcext:value-type="float">
            <text:p>-2.9126</text:p>
          </table:table-cell>
          <table:table-cell table:number-columns-repeated="11"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string" calcext:value-type="string">
            <text:p>PPDS</text:p>
          </table:table-cell>
          <table:table-cell office:value-type="float" office:value="-2.91344086677655" calcext:value-type="float">
            <text:p>-2.9134</text:p>
          </table:table-cell>
          <table:table-cell table:number-columns-repeated="11"/>
        </table:table-row>
        <table:table-row table:style-name="ro1">
          <table:table-cell office:value-type="float" office:value="48779" calcext:value-type="float">
            <text:p>48779</text:p>
          </table:table-cell>
          <table:table-cell office:value-type="string" calcext:value-type="string">
            <text:p>PPWG</text:p>
          </table:table-cell>
          <table:table-cell office:value-type="float" office:value="-2.91489859696342" calcext:value-type="float">
            <text:p>-2.9149</text:p>
          </table:table-cell>
          <table:table-cell table:number-columns-repeated="11"/>
        </table:table-row>
        <table:table-row table:style-name="ro1">
          <table:table-cell office:value-type="float" office:value="53021" calcext:value-type="float">
            <text:p>53021</text:p>
          </table:table-cell>
          <table:table-cell office:value-type="string" calcext:value-type="string">
            <text:p>PPGP</text:p>
          </table:table-cell>
          <table:table-cell office:value-type="float" office:value="-2.916537" calcext:value-type="float">
            <text:p>-2.9165</text:p>
          </table:table-cell>
          <table:table-cell table:number-columns-repeated="11"/>
        </table:table-row>
        <table:table-row table:style-name="ro1">
          <table:table-cell office:value-type="float" office:value="21784" calcext:value-type="float">
            <text:p>21784</text:p>
          </table:table-cell>
          <table:table-cell office:value-type="string" calcext:value-type="string">
            <text:p>PPYL</text:p>
          </table:table-cell>
          <table:table-cell office:value-type="float" office:value="-2.91717873906067" calcext:value-type="float">
            <text:p>-2.9172</text:p>
          </table:table-cell>
          <table:table-cell table:number-columns-repeated="11"/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string" calcext:value-type="string">
            <text:p>PPVQ</text:p>
          </table:table-cell>
          <table:table-cell office:value-type="float" office:value="-2.91759166040733" calcext:value-type="float">
            <text:p>-2.9176</text:p>
          </table:table-cell>
          <table:table-cell table:number-columns-repeated="11"/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string" calcext:value-type="string">
            <text:p>PPMP</text:p>
          </table:table-cell>
          <table:table-cell office:value-type="float" office:value="-2.91876434111437" calcext:value-type="float">
            <text:p>-2.9188</text:p>
          </table:table-cell>
          <table:table-cell table:number-columns-repeated="11"/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string" calcext:value-type="string">
            <text:p>PPHH</text:p>
          </table:table-cell>
          <table:table-cell office:value-type="float" office:value="-2.91951782093196" calcext:value-type="float">
            <text:p>-2.9195</text:p>
          </table:table-cell>
          <table:table-cell table:number-columns-repeated="1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PNK</text:p>
          </table:table-cell>
          <table:table-cell office:value-type="float" office:value="-2.92186231348189" calcext:value-type="float">
            <text:p>-2.9219</text:p>
          </table:table-cell>
          <table:table-cell table:number-columns-repeated="11"/>
        </table:table-row>
        <table:table-row table:style-name="ro1">
          <table:table-cell office:value-type="float" office:value="29345" calcext:value-type="float">
            <text:p>29345</text:p>
          </table:table-cell>
          <table:table-cell office:value-type="string" calcext:value-type="string">
            <text:p>PPWW</text:p>
          </table:table-cell>
          <table:table-cell office:value-type="float" office:value="-2.9222143553915" calcext:value-type="float">
            <text:p>-2.9222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SV</text:p>
          </table:table-cell>
          <table:table-cell office:value-type="float" office:value="-2.92405177535596" calcext:value-type="float">
            <text:p>-2.9241</text:p>
          </table:table-cell>
          <table:table-cell table:number-columns-repeated="11"/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string" calcext:value-type="string">
            <text:p>PPMH</text:p>
          </table:table-cell>
          <table:table-cell office:value-type="float" office:value="-2.92595193093737" calcext:value-type="float">
            <text:p>-2.9260</text:p>
          </table:table-cell>
          <table:table-cell table:number-columns-repeated="11"/>
        </table:table-row>
        <table:table-row table:style-name="ro1">
          <table:table-cell office:value-type="float" office:value="40089" calcext:value-type="float">
            <text:p>40089</text:p>
          </table:table-cell>
          <table:table-cell office:value-type="string" calcext:value-type="string">
            <text:p>PPGV</text:p>
          </table:table-cell>
          <table:table-cell office:value-type="float" office:value="-2.9280333503233" calcext:value-type="float">
            <text:p>-2.9280</text:p>
          </table:table-cell>
          <table:table-cell table:number-columns-repeated="11"/>
        </table:table-row>
        <table:table-row table:style-name="ro1">
          <table:table-cell office:value-type="float" office:value="53058" calcext:value-type="float">
            <text:p>53058</text:p>
          </table:table-cell>
          <table:table-cell office:value-type="string" calcext:value-type="string">
            <text:p>PPAT</text:p>
          </table:table-cell>
          <table:table-cell office:value-type="float" office:value="-2.928177" calcext:value-type="float">
            <text:p>-2.9282</text:p>
          </table:table-cell>
          <table:table-cell table:number-columns-repeated="11"/>
        </table:table-row>
        <table:table-row table:style-name="ro1">
          <table:table-cell office:value-type="float" office:value="29676" calcext:value-type="float">
            <text:p>29676</text:p>
          </table:table-cell>
          <table:table-cell office:value-type="string" calcext:value-type="string">
            <text:p>PPIP</text:p>
          </table:table-cell>
          <table:table-cell office:value-type="float" office:value="-2.92941914286159" calcext:value-type="float">
            <text:p>-2.9294</text:p>
          </table:table-cell>
          <table:table-cell table:number-columns-repeated="11"/>
        </table:table-row>
        <table:table-row table:style-name="ro1">
          <table:table-cell office:value-type="float" office:value="54363" calcext:value-type="float">
            <text:p>54363</text:p>
          </table:table-cell>
          <table:table-cell office:value-type="string" calcext:value-type="string">
            <text:p>PPVF</text:p>
          </table:table-cell>
          <table:table-cell office:value-type="float" office:value="-2.930632" calcext:value-type="float">
            <text:p>-2.9306</text:p>
          </table:table-cell>
          <table:table-cell table:number-columns-repeated="11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PEL</text:p>
          </table:table-cell>
          <table:table-cell office:value-type="float" office:value="-2.93163971310911" calcext:value-type="float">
            <text:p>-2.9316</text:p>
          </table:table-cell>
          <table:table-cell table:number-columns-repeated="11"/>
        </table:table-row>
        <table:table-row table:style-name="ro1">
          <table:table-cell office:value-type="float" office:value="39691" calcext:value-type="float">
            <text:p>39691</text:p>
          </table:table-cell>
          <table:table-cell office:value-type="string" calcext:value-type="string">
            <text:p>PPYA</text:p>
          </table:table-cell>
          <table:table-cell office:value-type="float" office:value="-2.93190694613578" calcext:value-type="float">
            <text:p>-2.9319</text:p>
          </table:table-cell>
          <table:table-cell table:number-columns-repeated="11"/>
        </table:table-row>
        <table:table-row table:style-name="ro1">
          <table:table-cell office:value-type="float" office:value="49573" calcext:value-type="float">
            <text:p>49573</text:p>
          </table:table-cell>
          <table:table-cell office:value-type="string" calcext:value-type="string">
            <text:p>PPET</text:p>
          </table:table-cell>
          <table:table-cell office:value-type="float" office:value="-2.93736913689255" calcext:value-type="float">
            <text:p>-2.9374</text:p>
          </table:table-cell>
          <table:table-cell table:number-columns-repeated="11"/>
        </table:table-row>
        <table:table-row table:style-name="ro1">
          <table:table-cell office:value-type="float" office:value="26097" calcext:value-type="float">
            <text:p>26097</text:p>
          </table:table-cell>
          <table:table-cell office:value-type="string" calcext:value-type="string">
            <text:p>PPGF</text:p>
          </table:table-cell>
          <table:table-cell office:value-type="float" office:value="-2.93852490199757" calcext:value-type="float">
            <text:p>-2.9385</text:p>
          </table:table-cell>
          <table:table-cell table:number-columns-repeated="11"/>
        </table:table-row>
        <table:table-row table:style-name="ro1">
          <table:table-cell office:value-type="float" office:value="52540" calcext:value-type="float">
            <text:p>52540</text:p>
          </table:table-cell>
          <table:table-cell office:value-type="string" calcext:value-type="string">
            <text:p>PPTN</text:p>
          </table:table-cell>
          <table:table-cell office:value-type="float" office:value="-2.93982" calcext:value-type="float">
            <text:p>-2.9398</text:p>
          </table:table-cell>
          <table:table-cell table:number-columns-repeated="11"/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PPYG</text:p>
          </table:table-cell>
          <table:table-cell office:value-type="float" office:value="-2.94495057241102" calcext:value-type="float">
            <text:p>-2.9450</text:p>
          </table:table-cell>
          <table:table-cell table:number-columns-repeated="11"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PPTA</text:p>
          </table:table-cell>
          <table:table-cell office:value-type="float" office:value="-2.94646060354718" calcext:value-type="float">
            <text:p>-2.9465</text:p>
          </table:table-cell>
          <table:table-cell table:number-columns-repeated="11"/>
        </table:table-row>
        <table:table-row table:style-name="ro1">
          <table:table-cell office:value-type="float" office:value="39501" calcext:value-type="float">
            <text:p>39501</text:p>
          </table:table-cell>
          <table:table-cell office:value-type="string" calcext:value-type="string">
            <text:p>PPWS</text:p>
          </table:table-cell>
          <table:table-cell office:value-type="float" office:value="-2.94982912657302" calcext:value-type="float">
            <text:p>-2.9498</text:p>
          </table:table-cell>
          <table:table-cell table:number-columns-repeated="11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PPFA</text:p>
          </table:table-cell>
          <table:table-cell office:value-type="float" office:value="-2.95061527126936" calcext:value-type="float">
            <text:p>-2.9506</text:p>
          </table:table-cell>
          <table:table-cell table:number-columns-repeated="11"/>
        </table:table-row>
        <table:table-row table:style-name="ro1">
          <table:table-cell office:value-type="float" office:value="51816" calcext:value-type="float">
            <text:p>51816</text:p>
          </table:table-cell>
          <table:table-cell office:value-type="string" calcext:value-type="string">
            <text:p>PPRW</text:p>
          </table:table-cell>
          <table:table-cell office:value-type="float" office:value="-2.95270955282418" calcext:value-type="float">
            <text:p>-2.9527</text:p>
          </table:table-cell>
          <table:table-cell table:number-columns-repeated="11"/>
        </table:table-row>
        <table:table-row table:style-name="ro1">
          <table:table-cell office:value-type="float" office:value="55147" calcext:value-type="float">
            <text:p>55147</text:p>
          </table:table-cell>
          <table:table-cell office:value-type="string" calcext:value-type="string">
            <text:p>PPYW</text:p>
          </table:table-cell>
          <table:table-cell office:value-type="float" office:value="-2.954744" calcext:value-type="float">
            <text:p>-2.9547</text:p>
          </table:table-cell>
          <table:table-cell table:number-columns-repeated="11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PPSW</text:p>
          </table:table-cell>
          <table:table-cell office:value-type="float" office:value="-2.95586807206901" calcext:value-type="float">
            <text:p>-2.9559</text:p>
          </table:table-cell>
          <table:table-cell table:number-columns-repeated="11"/>
        </table:table-row>
        <table:table-row table:style-name="ro1">
          <table:table-cell office:value-type="float" office:value="26339" calcext:value-type="float">
            <text:p>26339</text:p>
          </table:table-cell>
          <table:table-cell office:value-type="string" calcext:value-type="string">
            <text:p>PPDH</text:p>
          </table:table-cell>
          <table:table-cell office:value-type="float" office:value="-2.95819295874756" calcext:value-type="float">
            <text:p>-2.9582</text:p>
          </table:table-cell>
          <table:table-cell table:number-columns-repeated="11"/>
        </table:table-row>
        <table:table-row table:style-name="ro1">
          <table:table-cell office:value-type="float" office:value="31249" calcext:value-type="float">
            <text:p>31249</text:p>
          </table:table-cell>
          <table:table-cell office:value-type="string" calcext:value-type="string">
            <text:p>PPGD</text:p>
          </table:table-cell>
          <table:table-cell office:value-type="float" office:value="-2.96274884898686" calcext:value-type="float">
            <text:p>-2.9627</text:p>
          </table:table-cell>
          <table:table-cell table:number-columns-repeated="11"/>
        </table:table-row>
        <table:table-row table:style-name="ro1">
          <table:table-cell office:value-type="float" office:value="29312" calcext:value-type="float">
            <text:p>29312</text:p>
          </table:table-cell>
          <table:table-cell office:value-type="string" calcext:value-type="string">
            <text:p>PPVS</text:p>
          </table:table-cell>
          <table:table-cell office:value-type="float" office:value="-2.96664461106234" calcext:value-type="float">
            <text:p>-2.9666</text:p>
          </table:table-cell>
          <table:table-cell table:number-columns-repeated="11"/>
        </table:table-row>
        <table:table-row table:style-name="ro1">
          <table:table-cell office:value-type="float" office:value="32487" calcext:value-type="float">
            <text:p>32487</text:p>
          </table:table-cell>
          <table:table-cell office:value-type="string" calcext:value-type="string">
            <text:p>PPVA</text:p>
          </table:table-cell>
          <table:table-cell office:value-type="float" office:value="-2.967276505429" calcext:value-type="float">
            <text:p>-2.9673</text:p>
          </table:table-cell>
          <table:table-cell table:number-columns-repeated="11"/>
        </table:table-row>
        <table:table-row table:style-name="ro1">
          <table:table-cell office:value-type="float" office:value="54832" calcext:value-type="float">
            <text:p>54832</text:p>
          </table:table-cell>
          <table:table-cell office:value-type="string" calcext:value-type="string">
            <text:p>PPVW</text:p>
          </table:table-cell>
          <table:table-cell office:value-type="float" office:value="-2.968499" calcext:value-type="float">
            <text:p>-2.9685</text:p>
          </table:table-cell>
          <table:table-cell table:number-columns-repeated="11"/>
        </table:table-row>
        <table:table-row table:style-name="ro1">
          <table:table-cell office:value-type="float" office:value="13745" calcext:value-type="float">
            <text:p>13745</text:p>
          </table:table-cell>
          <table:table-cell office:value-type="string" calcext:value-type="string">
            <text:p>PPPN</text:p>
          </table:table-cell>
          <table:table-cell office:value-type="float" office:value="-2.97061216350682" calcext:value-type="float">
            <text:p>-2.9706</text:p>
          </table:table-cell>
          <table:table-cell table:number-columns-repeated="11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PPRE</text:p>
          </table:table-cell>
          <table:table-cell office:value-type="float" office:value="-2.97151821793305" calcext:value-type="float">
            <text:p>-2.9715</text:p>
          </table:table-cell>
          <table:table-cell table:number-columns-repeated="11"/>
        </table:table-row>
        <table:table-row table:style-name="ro1">
          <table:table-cell office:value-type="float" office:value="42838" calcext:value-type="float">
            <text:p>42838</text:p>
          </table:table-cell>
          <table:table-cell office:value-type="string" calcext:value-type="string">
            <text:p>PPFR</text:p>
          </table:table-cell>
          <table:table-cell office:value-type="float" office:value="-2.97225501765259" calcext:value-type="float">
            <text:p>-2.9723</text:p>
          </table:table-cell>
          <table:table-cell table:number-columns-repeated="11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PPTW</text:p>
          </table:table-cell>
          <table:table-cell office:value-type="float" office:value="-2.97253622652343" calcext:value-type="float">
            <text:p>-2.9725</text:p>
          </table:table-cell>
          <table:table-cell table:number-columns-repeated="11"/>
        </table:table-row>
        <table:table-row table:style-name="ro1">
          <table:table-cell office:value-type="float" office:value="54106" calcext:value-type="float">
            <text:p>54106</text:p>
          </table:table-cell>
          <table:table-cell office:value-type="string" calcext:value-type="string">
            <text:p>PPIL</text:p>
          </table:table-cell>
          <table:table-cell office:value-type="float" office:value="-2.977164" calcext:value-type="float">
            <text:p>-2.9772</text:p>
          </table:table-cell>
          <table:table-cell table:number-columns-repeated="11"/>
        </table:table-row>
        <table:table-row table:style-name="ro1">
          <table:table-cell office:value-type="float" office:value="21768" calcext:value-type="float">
            <text:p>21768</text:p>
          </table:table-cell>
          <table:table-cell office:value-type="string" calcext:value-type="string">
            <text:p>PPAM</text:p>
          </table:table-cell>
          <table:table-cell office:value-type="float" office:value="-2.98097930641884" calcext:value-type="float">
            <text:p>-2.9810</text:p>
          </table:table-cell>
          <table:table-cell table:number-columns-repeated="11"/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PPAF</text:p>
          </table:table-cell>
          <table:table-cell office:value-type="float" office:value="-2.98338863239058" calcext:value-type="float">
            <text:p>-2.9834</text:p>
          </table:table-cell>
          <table:table-cell table:number-columns-repeated="11"/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string" calcext:value-type="string">
            <text:p>PPGY</text:p>
          </table:table-cell>
          <table:table-cell office:value-type="float" office:value="-2.9854080647301" calcext:value-type="float">
            <text:p>-2.9854</text:p>
          </table:table-cell>
          <table:table-cell table:number-columns-repeated="11"/>
        </table:table-row>
        <table:table-row table:style-name="ro1">
          <table:table-cell office:value-type="float" office:value="29172" calcext:value-type="float">
            <text:p>29172</text:p>
          </table:table-cell>
          <table:table-cell office:value-type="string" calcext:value-type="string">
            <text:p>PPEH</text:p>
          </table:table-cell>
          <table:table-cell office:value-type="float" office:value="-2.98656866222176" calcext:value-type="float">
            <text:p>-2.9866</text:p>
          </table:table-cell>
          <table:table-cell table:number-columns-repeated="11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PPKY</text:p>
          </table:table-cell>
          <table:table-cell office:value-type="float" office:value="-2.98910245154976" calcext:value-type="float">
            <text:p>-2.9891</text:p>
          </table:table-cell>
          <table:table-cell table:number-columns-repeated="11"/>
        </table:table-row>
        <table:table-row table:style-name="ro1">
          <table:table-cell office:value-type="float" office:value="36762" calcext:value-type="float">
            <text:p>36762</text:p>
          </table:table-cell>
          <table:table-cell office:value-type="string" calcext:value-type="string">
            <text:p>PPWH</text:p>
          </table:table-cell>
          <table:table-cell office:value-type="float" office:value="-2.99030695268671" calcext:value-type="float">
            <text:p>-2.9903</text:p>
          </table:table-cell>
          <table:table-cell table:number-columns-repeated="11"/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string" calcext:value-type="string">
            <text:p>PPHQ</text:p>
          </table:table-cell>
          <table:table-cell office:value-type="float" office:value="-2.99196222037046" calcext:value-type="float">
            <text:p>-2.9920</text:p>
          </table:table-cell>
          <table:table-cell table:number-columns-repeated="11"/>
        </table:table-row>
        <table:table-row table:style-name="ro1">
          <table:table-cell office:value-type="float" office:value="62261" calcext:value-type="float">
            <text:p>62261</text:p>
          </table:table-cell>
          <table:table-cell office:value-type="string" calcext:value-type="string">
            <text:p>PPDQ</text:p>
          </table:table-cell>
          <table:table-cell office:value-type="float" office:value="-2.993363" calcext:value-type="float">
            <text:p>-2.9934</text:p>
          </table:table-cell>
          <table:table-cell table:number-columns-repeated="11"/>
        </table:table-row>
        <table:table-row table:style-name="ro1">
          <table:table-cell office:value-type="float" office:value="20705" calcext:value-type="float">
            <text:p>20705</text:p>
          </table:table-cell>
          <table:table-cell office:value-type="string" calcext:value-type="string">
            <text:p>PPMG</text:p>
          </table:table-cell>
          <table:table-cell office:value-type="float" office:value="-2.99339705890196" calcext:value-type="float">
            <text:p>-2.9934</text:p>
          </table:table-cell>
          <table:table-cell table:number-columns-repeated="11"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string" calcext:value-type="string">
            <text:p>PPNR</text:p>
          </table:table-cell>
          <table:table-cell office:value-type="float" office:value="-2.99554964701078" calcext:value-type="float">
            <text:p>-2.9955</text:p>
          </table:table-cell>
          <table:table-cell table:number-columns-repeated="11"/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string" calcext:value-type="string">
            <text:p>PPYN</text:p>
          </table:table-cell>
          <table:table-cell office:value-type="float" office:value="-2.99704816598485" calcext:value-type="float">
            <text:p>-2.9970</text:p>
          </table:table-cell>
          <table:table-cell table:number-columns-repeated="11"/>
        </table:table-row>
        <table:table-row table:style-name="ro1">
          <table:table-cell office:value-type="float" office:value="64680" calcext:value-type="float">
            <text:p>64680</text:p>
          </table:table-cell>
          <table:table-cell office:value-type="string" calcext:value-type="string">
            <text:p>PPGK</text:p>
          </table:table-cell>
          <table:table-cell office:value-type="float" office:value="-2.997726" calcext:value-type="float">
            <text:p>-2.9977</text:p>
          </table:table-cell>
          <table:table-cell table:number-columns-repeated="11"/>
        </table:table-row>
        <table:table-row table:style-name="ro1">
          <table:table-cell office:value-type="float" office:value="60903" calcext:value-type="float">
            <text:p>60903</text:p>
          </table:table-cell>
          <table:table-cell office:value-type="string" calcext:value-type="string">
            <text:p>PPFH</text:p>
          </table:table-cell>
          <table:table-cell office:value-type="float" office:value="-2.998188" calcext:value-type="float">
            <text:p>-2.9982</text:p>
          </table:table-cell>
          <table:table-cell table:number-columns-repeated="11"/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string" calcext:value-type="string">
            <text:p>PPVT</text:p>
          </table:table-cell>
          <table:table-cell office:value-type="float" office:value="-3.00165477045889" calcext:value-type="float">
            <text:p>-3.0017</text:p>
          </table:table-cell>
          <table:table-cell table:number-columns-repeated="11"/>
        </table:table-row>
        <table:table-row table:style-name="ro1">
          <table:table-cell office:value-type="float" office:value="64681" calcext:value-type="float">
            <text:p>64681</text:p>
          </table:table-cell>
          <table:table-cell office:value-type="string" calcext:value-type="string">
            <text:p>PPQE</text:p>
          </table:table-cell>
          <table:table-cell office:value-type="float" office:value="-3.002785" calcext:value-type="float">
            <text:p>-3.0028</text:p>
          </table:table-cell>
          <table:table-cell table:number-columns-repeated="11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string" calcext:value-type="string">
            <text:p>PPMY</text:p>
          </table:table-cell>
          <table:table-cell office:value-type="float" office:value="-3.00611383547765" calcext:value-type="float">
            <text:p>-3.0061</text:p>
          </table:table-cell>
          <table:table-cell table:number-columns-repeated="11"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PPHK</text:p>
          </table:table-cell>
          <table:table-cell office:value-type="float" office:value="-3.0077302137499" calcext:value-type="float">
            <text:p>-3.0077</text:p>
          </table:table-cell>
          <table:table-cell table:number-columns-repeated="11"/>
        </table:table-row>
        <table:table-row table:style-name="ro1">
          <table:table-cell office:value-type="float" office:value="65075" calcext:value-type="float">
            <text:p>65075</text:p>
          </table:table-cell>
          <table:table-cell office:value-type="string" calcext:value-type="string">
            <text:p>PPDM</text:p>
          </table:table-cell>
          <table:table-cell office:value-type="float" office:value="-3.008522" calcext:value-type="float">
            <text:p>-3.0085</text:p>
          </table:table-cell>
          <table:table-cell table:number-columns-repeated="11"/>
        </table:table-row>
        <table:table-row table:style-name="ro1">
          <table:table-cell office:value-type="float" office:value="43203" calcext:value-type="float">
            <text:p>43203</text:p>
          </table:table-cell>
          <table:table-cell office:value-type="string" calcext:value-type="string">
            <text:p>PPQM</text:p>
          </table:table-cell>
          <table:table-cell office:value-type="float" office:value="-3.01795004207294" calcext:value-type="float">
            <text:p>-3.0180</text:p>
          </table:table-cell>
          <table:table-cell table:number-columns-repeated="11"/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PPVL</text:p>
          </table:table-cell>
          <table:table-cell office:value-type="float" office:value="-3.01944581041948" calcext:value-type="float">
            <text:p>-3.0194</text:p>
          </table:table-cell>
          <table:table-cell table:number-columns-repeated="11"/>
        </table:table-row>
        <table:table-row table:style-name="ro1">
          <table:table-cell office:value-type="float" office:value="28840" calcext:value-type="float">
            <text:p>28840</text:p>
          </table:table-cell>
          <table:table-cell office:value-type="string" calcext:value-type="string">
            <text:p>PPQD</text:p>
          </table:table-cell>
          <table:table-cell office:value-type="float" office:value="-3.02021405745523" calcext:value-type="float">
            <text:p>-3.0202</text:p>
          </table:table-cell>
          <table:table-cell table:number-columns-repeated="11"/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PPHD</text:p>
          </table:table-cell>
          <table:table-cell office:value-type="float" office:value="-3.02408774619813" calcext:value-type="float">
            <text:p>-3.0241</text:p>
          </table:table-cell>
          <table:table-cell table:number-columns-repeated="11"/>
        </table:table-row>
        <table:table-row table:style-name="ro1">
          <table:table-cell office:value-type="float" office:value="48823" calcext:value-type="float">
            <text:p>48823</text:p>
          </table:table-cell>
          <table:table-cell office:value-type="string" calcext:value-type="string">
            <text:p>PPYV</text:p>
          </table:table-cell>
          <table:table-cell office:value-type="float" office:value="-3.02582601844234" calcext:value-type="float">
            <text:p>-3.0258</text:p>
          </table:table-cell>
          <table:table-cell table:number-columns-repeated="11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PPFG</text:p>
          </table:table-cell>
          <table:table-cell office:value-type="float" office:value="-3.02622396072005" calcext:value-type="float">
            <text:p>-3.0262</text:p>
          </table:table-cell>
          <table:table-cell table:number-columns-repeated="11"/>
        </table:table-row>
        <table:table-row table:style-name="ro1">
          <table:table-cell office:value-type="float" office:value="64486" calcext:value-type="float">
            <text:p>64486</text:p>
          </table:table-cell>
          <table:table-cell office:value-type="string" calcext:value-type="string">
            <text:p>PPHI</text:p>
          </table:table-cell>
          <table:table-cell office:value-type="float" office:value="-3.032328" calcext:value-type="float">
            <text:p>-3.0323</text:p>
          </table:table-cell>
          <table:table-cell table:number-columns-repeated="11"/>
        </table:table-row>
        <table:table-row table:style-name="ro1">
          <table:table-cell office:value-type="float" office:value="34193" calcext:value-type="float">
            <text:p>34193</text:p>
          </table:table-cell>
          <table:table-cell office:value-type="string" calcext:value-type="string">
            <text:p>PPFE</text:p>
          </table:table-cell>
          <table:table-cell office:value-type="float" office:value="-3.03788032516302" calcext:value-type="float">
            <text:p>-3.0379</text:p>
          </table:table-cell>
          <table:table-cell table:number-columns-repeated="11"/>
        </table:table-row>
        <table:table-row table:style-name="ro1">
          <table:table-cell office:value-type="float" office:value="31265" calcext:value-type="float">
            <text:p>31265</text:p>
          </table:table-cell>
          <table:table-cell office:value-type="string" calcext:value-type="string">
            <text:p>PPRF</text:p>
          </table:table-cell>
          <table:table-cell office:value-type="float" office:value="-3.04055218373497" calcext:value-type="float">
            <text:p>-3.0406</text:p>
          </table:table-cell>
          <table:table-cell table:number-columns-repeated="11"/>
        </table:table-row>
        <table:table-row table:style-name="ro1">
          <table:table-cell office:value-type="float" office:value="30674" calcext:value-type="float">
            <text:p>30674</text:p>
          </table:table-cell>
          <table:table-cell office:value-type="string" calcext:value-type="string">
            <text:p>PPKT</text:p>
          </table:table-cell>
          <table:table-cell office:value-type="float" office:value="-3.04331399150213" calcext:value-type="float">
            <text:p>-3.0433</text:p>
          </table:table-cell>
          <table:table-cell table:number-columns-repeated="11"/>
        </table:table-row>
        <table:table-row table:style-name="ro1">
          <table:table-cell office:value-type="float" office:value="40381" calcext:value-type="float">
            <text:p>40381</text:p>
          </table:table-cell>
          <table:table-cell office:value-type="string" calcext:value-type="string">
            <text:p>PPMW</text:p>
          </table:table-cell>
          <table:table-cell office:value-type="float" office:value="-3.04708943717483" calcext:value-type="float">
            <text:p>-3.0471</text:p>
          </table:table-cell>
          <table:table-cell table:number-columns-repeated="3"/>
          <table:table-cell office:value-type="string" calcext:value-type="string">
            <text:p>PPHH</text:p>
          </table:table-cell>
          <table:table-cell table:style-name="ce1" office:value-type="float" office:value="-2.91951782093196" calcext:value-type="float">
            <text:p>-2.9195</text:p>
          </table:table-cell>
          <table:table-cell/>
          <table:table-cell office:value-type="string" calcext:value-type="string">
            <text:p>PPIL</text:p>
          </table:table-cell>
          <table:table-cell table:style-name="ce1" office:value-type="float" office:value="-2.977164" calcext:value-type="float">
            <text:p>-2.9772</text:p>
          </table:table-cell>
          <table:table-cell/>
          <table:table-cell office:value-type="string" calcext:value-type="string">
            <text:p>PPWV</text:p>
          </table:table-cell>
          <table:table-cell table:style-name="ce1" office:value-type="float" office:value="-3.06236928631228" calcext:value-type="float">
            <text:p>-3.0624</text:p>
          </table:table-cell>
        </table:table-row>
        <table:table-row table:style-name="ro1">
          <table:table-cell office:value-type="float" office:value="16281" calcext:value-type="float">
            <text:p>16281</text:p>
          </table:table-cell>
          <table:table-cell office:value-type="string" calcext:value-type="string">
            <text:p>PPWV</text:p>
          </table:table-cell>
          <table:table-cell office:value-type="float" office:value="-3.06236928631228" calcext:value-type="float">
            <text:p>-3.0624</text:p>
          </table:table-cell>
          <table:table-cell table:number-columns-repeated="3"/>
          <table:table-cell office:value-type="string" calcext:value-type="string">
            <text:p>PPNK</text:p>
          </table:table-cell>
          <table:table-cell table:style-name="ce1" office:value-type="float" office:value="-2.92186231348189" calcext:value-type="float">
            <text:p>-2.9219</text:p>
          </table:table-cell>
          <table:table-cell/>
          <table:table-cell office:value-type="string" calcext:value-type="string">
            <text:p>PPAM</text:p>
          </table:table-cell>
          <table:table-cell table:style-name="ce1" office:value-type="float" office:value="-2.98097930641884" calcext:value-type="float">
            <text:p>-2.9810</text:p>
          </table:table-cell>
          <table:table-cell/>
          <table:table-cell office:value-type="string" calcext:value-type="string">
            <text:p>PPMI</text:p>
          </table:table-cell>
          <table:table-cell table:style-name="ce1" office:value-type="float" office:value="-3.07686949320937" calcext:value-type="float">
            <text:p>-3.0769</text:p>
          </table:table-cell>
        </table:table-row>
        <table:table-row table:style-name="ro1">
          <table:table-cell office:value-type="float" office:value="37549" calcext:value-type="float">
            <text:p>37549</text:p>
          </table:table-cell>
          <table:table-cell office:value-type="string" calcext:value-type="string">
            <text:p>PPMI</text:p>
          </table:table-cell>
          <table:table-cell office:value-type="float" office:value="-3.07686949320937" calcext:value-type="float">
            <text:p>-3.0769</text:p>
          </table:table-cell>
          <table:table-cell table:number-columns-repeated="3"/>
          <table:table-cell office:value-type="string" calcext:value-type="string">
            <text:p>PPWW</text:p>
          </table:table-cell>
          <table:table-cell table:style-name="ce1" office:value-type="float" office:value="-2.9222143553915" calcext:value-type="float">
            <text:p>-2.9222</text:p>
          </table:table-cell>
          <table:table-cell/>
          <table:table-cell office:value-type="string" calcext:value-type="string">
            <text:p>PPAF</text:p>
          </table:table-cell>
          <table:table-cell table:style-name="ce1" office:value-type="float" office:value="-2.98338863239058" calcext:value-type="float">
            <text:p>-2.9834</text:p>
          </table:table-cell>
          <table:table-cell/>
          <table:table-cell office:value-type="string" calcext:value-type="string">
            <text:p>PPNT</text:p>
          </table:table-cell>
          <table:table-cell table:style-name="ce1" office:value-type="float" office:value="-3.08742724745296" calcext:value-type="float">
            <text:p>-3.0874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PPNT</text:p>
          </table:table-cell>
          <table:table-cell office:value-type="float" office:value="-3.08742724745296" calcext:value-type="float">
            <text:p>-3.0874</text:p>
          </table:table-cell>
          <table:table-cell table:number-columns-repeated="3"/>
          <table:table-cell office:value-type="string" calcext:value-type="string">
            <text:p>PPSV</text:p>
          </table:table-cell>
          <table:table-cell table:style-name="ce1" office:value-type="float" office:value="-2.92405177535596" calcext:value-type="float">
            <text:p>-2.9241</text:p>
          </table:table-cell>
          <table:table-cell/>
          <table:table-cell office:value-type="string" calcext:value-type="string">
            <text:p>PPGY</text:p>
          </table:table-cell>
          <table:table-cell table:style-name="ce1" office:value-type="float" office:value="-2.9854080647301" calcext:value-type="float">
            <text:p>-2.9854</text:p>
          </table:table-cell>
          <table:table-cell/>
          <table:table-cell office:value-type="string" calcext:value-type="string">
            <text:p>PPGQ</text:p>
          </table:table-cell>
          <table:table-cell table:style-name="ce1" office:value-type="float" office:value="-3.10325448610501" calcext:value-type="float">
            <text:p>-3.1033</text:p>
          </table:table-cell>
        </table:table-row>
        <table:table-row table:style-name="ro1">
          <table:table-cell office:value-type="float" office:value="29838" calcext:value-type="float">
            <text:p>29838</text:p>
          </table:table-cell>
          <table:table-cell office:value-type="string" calcext:value-type="string">
            <text:p>PPGQ</text:p>
          </table:table-cell>
          <table:table-cell office:value-type="float" office:value="-3.10325448610501" calcext:value-type="float">
            <text:p>-3.1033</text:p>
          </table:table-cell>
          <table:table-cell table:number-columns-repeated="3"/>
          <table:table-cell office:value-type="string" calcext:value-type="string">
            <text:p>PPMH</text:p>
          </table:table-cell>
          <table:table-cell table:style-name="ce1" office:value-type="float" office:value="-2.92595193093737" calcext:value-type="float">
            <text:p>-2.9260</text:p>
          </table:table-cell>
          <table:table-cell/>
          <table:table-cell office:value-type="string" calcext:value-type="string">
            <text:p>PPEH</text:p>
          </table:table-cell>
          <table:table-cell table:style-name="ce1" office:value-type="float" office:value="-2.98656866222176" calcext:value-type="float">
            <text:p>-2.9866</text:p>
          </table:table-cell>
          <table:table-cell/>
          <table:table-cell office:value-type="string" calcext:value-type="string">
            <text:p>PPME</text:p>
          </table:table-cell>
          <table:table-cell table:style-name="ce1" office:value-type="float" office:value="-3.106345" calcext:value-type="float">
            <text:p>-3.1063</text:p>
          </table:table-cell>
        </table:table-row>
        <table:table-row table:style-name="ro1">
          <table:table-cell office:value-type="float" office:value="64307" calcext:value-type="float">
            <text:p>64307</text:p>
          </table:table-cell>
          <table:table-cell office:value-type="string" calcext:value-type="string">
            <text:p>PPME</text:p>
          </table:table-cell>
          <table:table-cell office:value-type="float" office:value="-3.106345" calcext:value-type="float">
            <text:p>-3.1063</text:p>
          </table:table-cell>
          <table:table-cell table:number-columns-repeated="3"/>
          <table:table-cell office:value-type="string" calcext:value-type="string">
            <text:p>PPGV</text:p>
          </table:table-cell>
          <table:table-cell table:style-name="ce1" office:value-type="float" office:value="-2.9280333503233" calcext:value-type="float">
            <text:p>-2.9280</text:p>
          </table:table-cell>
          <table:table-cell/>
          <table:table-cell office:value-type="string" calcext:value-type="string">
            <text:p>PPKY</text:p>
          </table:table-cell>
          <table:table-cell table:style-name="ce1" office:value-type="float" office:value="-2.98910245154976" calcext:value-type="float">
            <text:p>-2.9891</text:p>
          </table:table-cell>
          <table:table-cell/>
          <table:table-cell office:value-type="string" calcext:value-type="string">
            <text:p>PPKE</text:p>
          </table:table-cell>
          <table:table-cell table:style-name="ce1" office:value-type="float" office:value="-3.11527825152402" calcext:value-type="float">
            <text:p>-3.1153</text:p>
          </table:table-cell>
        </table:table-row>
        <table:table-row table:style-name="ro1">
          <table:table-cell office:value-type="float" office:value="29686" calcext:value-type="float">
            <text:p>29686</text:p>
          </table:table-cell>
          <table:table-cell office:value-type="string" calcext:value-type="string">
            <text:p>PPKE</text:p>
          </table:table-cell>
          <table:table-cell office:value-type="float" office:value="-3.11527825152402" calcext:value-type="float">
            <text:p>-3.1153</text:p>
          </table:table-cell>
          <table:table-cell table:number-columns-repeated="3"/>
          <table:table-cell office:value-type="string" calcext:value-type="string">
            <text:p>PPAT</text:p>
          </table:table-cell>
          <table:table-cell table:style-name="ce1" office:value-type="float" office:value="-2.928177" calcext:value-type="float">
            <text:p>-2.9282</text:p>
          </table:table-cell>
          <table:table-cell/>
          <table:table-cell office:value-type="string" calcext:value-type="string">
            <text:p>PPWH</text:p>
          </table:table-cell>
          <table:table-cell table:style-name="ce1" office:value-type="float" office:value="-2.99030695268671" calcext:value-type="float">
            <text:p>-2.9903</text:p>
          </table:table-cell>
          <table:table-cell/>
          <table:table-cell office:value-type="string" calcext:value-type="string">
            <text:p>PPSN</text:p>
          </table:table-cell>
          <table:table-cell table:style-name="ce1" office:value-type="float" office:value="-3.13281486585584" calcext:value-type="float">
            <text:p>-3.1328</text:p>
          </table:table-cell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string" calcext:value-type="string">
            <text:p>PPSN</text:p>
          </table:table-cell>
          <table:table-cell office:value-type="float" office:value="-3.13281486585584" calcext:value-type="float">
            <text:p>-3.1328</text:p>
          </table:table-cell>
          <table:table-cell table:number-columns-repeated="3"/>
          <table:table-cell office:value-type="string" calcext:value-type="string">
            <text:p>PPIP</text:p>
          </table:table-cell>
          <table:table-cell table:style-name="ce1" office:value-type="float" office:value="-2.92941914286159" calcext:value-type="float">
            <text:p>-2.9294</text:p>
          </table:table-cell>
          <table:table-cell/>
          <table:table-cell office:value-type="string" calcext:value-type="string">
            <text:p>PPHQ</text:p>
          </table:table-cell>
          <table:table-cell table:style-name="ce1" office:value-type="float" office:value="-2.99196222037046" calcext:value-type="float">
            <text:p>-2.9920</text:p>
          </table:table-cell>
          <table:table-cell/>
          <table:table-cell office:value-type="string" calcext:value-type="string">
            <text:p>PPIV</text:p>
          </table:table-cell>
          <table:table-cell table:style-name="ce1" office:value-type="float" office:value="-3.146974" calcext:value-type="float">
            <text:p>-3.1470</text:p>
          </table:table-cell>
        </table:table-row>
        <table:table-row table:style-name="ro1">
          <table:table-cell office:value-type="float" office:value="60753" calcext:value-type="float">
            <text:p>60753</text:p>
          </table:table-cell>
          <table:table-cell office:value-type="string" calcext:value-type="string">
            <text:p>PPIV</text:p>
          </table:table-cell>
          <table:table-cell office:value-type="float" office:value="-3.146974" calcext:value-type="float">
            <text:p>-3.1470</text:p>
          </table:table-cell>
          <table:table-cell table:number-columns-repeated="3"/>
          <table:table-cell office:value-type="string" calcext:value-type="string">
            <text:p>PPVF</text:p>
          </table:table-cell>
          <table:table-cell table:style-name="ce1" office:value-type="float" office:value="-2.930632" calcext:value-type="float">
            <text:p>-2.9306</text:p>
          </table:table-cell>
          <table:table-cell/>
          <table:table-cell office:value-type="string" calcext:value-type="string">
            <text:p>PPDQ</text:p>
          </table:table-cell>
          <table:table-cell table:style-name="ce1" office:value-type="float" office:value="-2.993363" calcext:value-type="float">
            <text:p>-2.9934</text:p>
          </table:table-cell>
          <table:table-cell/>
          <table:table-cell office:value-type="string" calcext:value-type="string">
            <text:p>PPYI</text:p>
          </table:table-cell>
          <table:table-cell table:style-name="ce1" office:value-type="float" office:value="-3.157734" calcext:value-type="float">
            <text:p>-3.1577</text:p>
          </table:table-cell>
        </table:table-row>
        <table:table-row table:style-name="ro1">
          <table:table-cell office:value-type="float" office:value="52961" calcext:value-type="float">
            <text:p>52961</text:p>
          </table:table-cell>
          <table:table-cell office:value-type="string" calcext:value-type="string">
            <text:p>PPYI</text:p>
          </table:table-cell>
          <table:table-cell office:value-type="float" office:value="-3.157734" calcext:value-type="float">
            <text:p>-3.1577</text:p>
          </table:table-cell>
          <table:table-cell table:number-columns-repeated="3"/>
          <table:table-cell office:value-type="string" calcext:value-type="string">
            <text:p>PPEL</text:p>
          </table:table-cell>
          <table:table-cell table:style-name="ce1" office:value-type="float" office:value="-2.93163971310911" calcext:value-type="float">
            <text:p>-2.9316</text:p>
          </table:table-cell>
          <table:table-cell/>
          <table:table-cell office:value-type="string" calcext:value-type="string">
            <text:p>PPMG</text:p>
          </table:table-cell>
          <table:table-cell table:style-name="ce1" office:value-type="float" office:value="-2.99339705890196" calcext:value-type="float">
            <text:p>-2.9934</text:p>
          </table:table-cell>
          <table:table-cell/>
          <table:table-cell office:value-type="string" calcext:value-type="string">
            <text:p>PPNH</text:p>
          </table:table-cell>
          <table:table-cell table:style-name="ce1" office:value-type="float" office:value="-3.16353283124835" calcext:value-type="float">
            <text:p>-3.1635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string" calcext:value-type="string">
            <text:p>PPNH</text:p>
          </table:table-cell>
          <table:table-cell office:value-type="float" office:value="-3.16353283124835" calcext:value-type="float">
            <text:p>-3.1635</text:p>
          </table:table-cell>
          <table:table-cell table:number-columns-repeated="3"/>
          <table:table-cell office:value-type="string" calcext:value-type="string">
            <text:p>PPYA</text:p>
          </table:table-cell>
          <table:table-cell table:style-name="ce1" office:value-type="float" office:value="-2.93190694613578" calcext:value-type="float">
            <text:p>-2.9319</text:p>
          </table:table-cell>
          <table:table-cell/>
          <table:table-cell office:value-type="string" calcext:value-type="string">
            <text:p>PPNR</text:p>
          </table:table-cell>
          <table:table-cell table:style-name="ce1" office:value-type="float" office:value="-2.99554964701078" calcext:value-type="float">
            <text:p>-2.9955</text:p>
          </table:table-cell>
          <table:table-cell/>
          <table:table-cell office:value-type="string" calcext:value-type="string">
            <text:p>PPLE</text:p>
          </table:table-cell>
          <table:table-cell table:style-name="ce1" office:value-type="float" office:value="-3.17097297699824" calcext:value-type="float">
            <text:p>-3.1710</text:p>
          </table:table-cell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PPLE</text:p>
          </table:table-cell>
          <table:table-cell office:value-type="float" office:value="-3.17097297699824" calcext:value-type="float">
            <text:p>-3.1710</text:p>
          </table:table-cell>
          <table:table-cell table:number-columns-repeated="3"/>
          <table:table-cell office:value-type="string" calcext:value-type="string">
            <text:p>PPET</text:p>
          </table:table-cell>
          <table:table-cell table:style-name="ce1" office:value-type="float" office:value="-2.93736913689255" calcext:value-type="float">
            <text:p>-2.9374</text:p>
          </table:table-cell>
          <table:table-cell/>
          <table:table-cell office:value-type="string" calcext:value-type="string">
            <text:p>PPYN</text:p>
          </table:table-cell>
          <table:table-cell table:style-name="ce1" office:value-type="float" office:value="-2.99704816598485" calcext:value-type="float">
            <text:p>-2.9970</text:p>
          </table:table-cell>
          <table:table-cell/>
          <table:table-cell office:value-type="string" calcext:value-type="string">
            <text:p>PPDK</text:p>
          </table:table-cell>
          <table:table-cell table:style-name="ce1" office:value-type="float" office:value="-3.187025" calcext:value-type="float">
            <text:p>-3.1870</text:p>
          </table:table-cell>
        </table:table-row>
        <table:table-row table:style-name="ro1">
          <table:table-cell office:value-type="float" office:value="58321" calcext:value-type="float">
            <text:p>58321</text:p>
          </table:table-cell>
          <table:table-cell office:value-type="string" calcext:value-type="string">
            <text:p>PPDK</text:p>
          </table:table-cell>
          <table:table-cell office:value-type="float" office:value="-3.187025" calcext:value-type="float">
            <text:p>-3.1870</text:p>
          </table:table-cell>
          <table:table-cell table:number-columns-repeated="3"/>
          <table:table-cell office:value-type="string" calcext:value-type="string">
            <text:p>PPGF</text:p>
          </table:table-cell>
          <table:table-cell table:style-name="ce1" office:value-type="float" office:value="-2.93852490199757" calcext:value-type="float">
            <text:p>-2.9385</text:p>
          </table:table-cell>
          <table:table-cell/>
          <table:table-cell office:value-type="string" calcext:value-type="string">
            <text:p>PPGK</text:p>
          </table:table-cell>
          <table:table-cell table:style-name="ce1" office:value-type="float" office:value="-2.997726" calcext:value-type="float">
            <text:p>-2.9977</text:p>
          </table:table-cell>
          <table:table-cell/>
          <table:table-cell office:value-type="string" calcext:value-type="string">
            <text:p>PPKW</text:p>
          </table:table-cell>
          <table:table-cell table:style-name="ce1" office:value-type="float" office:value="-3.19354325149641" calcext:value-type="float">
            <text:p>-3.1935</text:p>
          </table:table-cell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string" calcext:value-type="string">
            <text:p>PPKW</text:p>
          </table:table-cell>
          <table:table-cell office:value-type="float" office:value="-3.19354325149641" calcext:value-type="float">
            <text:p>-3.1935</text:p>
          </table:table-cell>
          <table:table-cell table:number-columns-repeated="3"/>
          <table:table-cell office:value-type="string" calcext:value-type="string">
            <text:p>PPTN</text:p>
          </table:table-cell>
          <table:table-cell table:style-name="ce1" office:value-type="float" office:value="-2.93982" calcext:value-type="float">
            <text:p>-2.9398</text:p>
          </table:table-cell>
          <table:table-cell/>
          <table:table-cell office:value-type="string" calcext:value-type="string">
            <text:p>PPFH</text:p>
          </table:table-cell>
          <table:table-cell table:style-name="ce1" office:value-type="float" office:value="-2.998188" calcext:value-type="float">
            <text:p>-2.9982</text:p>
          </table:table-cell>
          <table:table-cell/>
          <table:table-cell office:value-type="string" calcext:value-type="string">
            <text:p>PPRR</text:p>
          </table:table-cell>
          <table:table-cell table:style-name="ce1" office:value-type="float" office:value="-3.19626300484146" calcext:value-type="float">
            <text:p>-3.1963</text:p>
          </table:table-cell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string" calcext:value-type="string">
            <text:p>PPRR</text:p>
          </table:table-cell>
          <table:table-cell office:value-type="float" office:value="-3.19626300484146" calcext:value-type="float">
            <text:p>-3.1963</text:p>
          </table:table-cell>
          <table:table-cell table:number-columns-repeated="3"/>
          <table:table-cell office:value-type="string" calcext:value-type="string">
            <text:p>PPYG</text:p>
          </table:table-cell>
          <table:table-cell table:style-name="ce1" office:value-type="float" office:value="-2.94495057241102" calcext:value-type="float">
            <text:p>-2.9450</text:p>
          </table:table-cell>
          <table:table-cell/>
          <table:table-cell office:value-type="string" calcext:value-type="string">
            <text:p>PPVT</text:p>
          </table:table-cell>
          <table:table-cell table:style-name="ce1" office:value-type="float" office:value="-3.00165477045889" calcext:value-type="float">
            <text:p>-3.0017</text:p>
          </table:table-cell>
          <table:table-cell/>
          <table:table-cell office:value-type="string" calcext:value-type="string">
            <text:p>PPWF</text:p>
          </table:table-cell>
          <table:table-cell table:style-name="ce1" office:value-type="float" office:value="-3.22757560064319" calcext:value-type="float">
            <text:p>-3.2276</text:p>
          </table:table-cell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string" calcext:value-type="string">
            <text:p>PPWF</text:p>
          </table:table-cell>
          <table:table-cell office:value-type="float" office:value="-3.22757560064319" calcext:value-type="float">
            <text:p>-3.2276</text:p>
          </table:table-cell>
          <table:table-cell table:number-columns-repeated="3"/>
          <table:table-cell office:value-type="string" calcext:value-type="string">
            <text:p>PPTA</text:p>
          </table:table-cell>
          <table:table-cell table:style-name="ce1" office:value-type="float" office:value="-2.94646060354718" calcext:value-type="float">
            <text:p>-2.9465</text:p>
          </table:table-cell>
          <table:table-cell/>
          <table:table-cell office:value-type="string" calcext:value-type="string">
            <text:p>PPQE</text:p>
          </table:table-cell>
          <table:table-cell table:style-name="ce1" office:value-type="float" office:value="-3.002785" calcext:value-type="float">
            <text:p>-3.0028</text:p>
          </table:table-cell>
          <table:table-cell/>
          <table:table-cell office:value-type="string" calcext:value-type="string">
            <text:p>PPYK</text:p>
          </table:table-cell>
          <table:table-cell table:style-name="ce1" office:value-type="float" office:value="-3.23176012289196" calcext:value-type="float">
            <text:p>-3.2318</text:p>
          </table:table-cell>
        </table:table-row>
        <table:table-row table:style-name="ro1">
          <table:table-cell office:value-type="float" office:value="28133" calcext:value-type="float">
            <text:p>28133</text:p>
          </table:table-cell>
          <table:table-cell office:value-type="string" calcext:value-type="string">
            <text:p>PPYK</text:p>
          </table:table-cell>
          <table:table-cell office:value-type="float" office:value="-3.23176012289196" calcext:value-type="float">
            <text:p>-3.2318</text:p>
          </table:table-cell>
          <table:table-cell table:number-columns-repeated="3"/>
          <table:table-cell office:value-type="string" calcext:value-type="string">
            <text:p>PPWS</text:p>
          </table:table-cell>
          <table:table-cell table:style-name="ce1" office:value-type="float" office:value="-2.94982912657302" calcext:value-type="float">
            <text:p>-2.9498</text:p>
          </table:table-cell>
          <table:table-cell/>
          <table:table-cell office:value-type="string" calcext:value-type="string">
            <text:p>PPMY</text:p>
          </table:table-cell>
          <table:table-cell table:style-name="ce1" office:value-type="float" office:value="-3.00611383547765" calcext:value-type="float">
            <text:p>-3.0061</text:p>
          </table:table-cell>
          <table:table-cell/>
          <table:table-cell office:value-type="string" calcext:value-type="string">
            <text:p>PPWN</text:p>
          </table:table-cell>
          <table:table-cell table:style-name="ce1" office:value-type="float" office:value="-3.24956026458793" calcext:value-type="float">
            <text:p>-3.2496</text:p>
          </table:table-cell>
        </table:table-row>
        <table:table-row table:style-name="ro1">
          <table:table-cell office:value-type="float" office:value="39412" calcext:value-type="float">
            <text:p>39412</text:p>
          </table:table-cell>
          <table:table-cell office:value-type="string" calcext:value-type="string">
            <text:p>PPWN</text:p>
          </table:table-cell>
          <table:table-cell office:value-type="float" office:value="-3.24956026458793" calcext:value-type="float">
            <text:p>-3.2496</text:p>
          </table:table-cell>
          <table:table-cell table:number-columns-repeated="3"/>
          <table:table-cell office:value-type="string" calcext:value-type="string">
            <text:p>PPFA</text:p>
          </table:table-cell>
          <table:table-cell table:style-name="ce1" office:value-type="float" office:value="-2.95061527126936" calcext:value-type="float">
            <text:p>-2.9506</text:p>
          </table:table-cell>
          <table:table-cell/>
          <table:table-cell office:value-type="string" calcext:value-type="string">
            <text:p>PPHK</text:p>
          </table:table-cell>
          <table:table-cell table:style-name="ce1" office:value-type="float" office:value="-3.0077302137499" calcext:value-type="float">
            <text:p>-3.0077</text:p>
          </table:table-cell>
          <table:table-cell/>
          <table:table-cell office:value-type="string" calcext:value-type="string">
            <text:p>PPNI</text:p>
          </table:table-cell>
          <table:table-cell table:style-name="ce1" office:value-type="float" office:value="-3.25438814027013" calcext:value-type="float">
            <text:p>-3.2544</text:p>
          </table:table-cell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PPNI</text:p>
          </table:table-cell>
          <table:table-cell office:value-type="float" office:value="-3.25438814027013" calcext:value-type="float">
            <text:p>-3.2544</text:p>
          </table:table-cell>
          <table:table-cell table:number-columns-repeated="3"/>
          <table:table-cell office:value-type="string" calcext:value-type="string">
            <text:p>PPRW</text:p>
          </table:table-cell>
          <table:table-cell table:style-name="ce1" office:value-type="float" office:value="-2.95270955282418" calcext:value-type="float">
            <text:p>-2.9527</text:p>
          </table:table-cell>
          <table:table-cell/>
          <table:table-cell office:value-type="string" calcext:value-type="string">
            <text:p>PPDM</text:p>
          </table:table-cell>
          <table:table-cell table:style-name="ce1" office:value-type="float" office:value="-3.008522" calcext:value-type="float">
            <text:p>-3.0085</text:p>
          </table:table-cell>
          <table:table-cell/>
          <table:table-cell office:value-type="string" calcext:value-type="string">
            <text:p>PPMM</text:p>
          </table:table-cell>
          <table:table-cell table:style-name="ce1" office:value-type="float" office:value="-3.25929553682145" calcext:value-type="float">
            <text:p>-3.2593</text:p>
          </table:table-cell>
        </table:table-row>
        <table:table-row table:style-name="ro1">
          <table:table-cell office:value-type="float" office:value="45803" calcext:value-type="float">
            <text:p>45803</text:p>
          </table:table-cell>
          <table:table-cell office:value-type="string" calcext:value-type="string">
            <text:p>PPMM</text:p>
          </table:table-cell>
          <table:table-cell office:value-type="float" office:value="-3.25929553682145" calcext:value-type="float">
            <text:p>-3.2593</text:p>
          </table:table-cell>
          <table:table-cell table:number-columns-repeated="3"/>
          <table:table-cell office:value-type="string" calcext:value-type="string">
            <text:p>PPYW</text:p>
          </table:table-cell>
          <table:table-cell table:style-name="ce1" office:value-type="float" office:value="-2.954744" calcext:value-type="float">
            <text:p>-2.9547</text:p>
          </table:table-cell>
          <table:table-cell/>
          <table:table-cell office:value-type="string" calcext:value-type="string">
            <text:p>PPQM</text:p>
          </table:table-cell>
          <table:table-cell table:style-name="ce1" office:value-type="float" office:value="-3.01795004207294" calcext:value-type="float">
            <text:p>-3.0180</text:p>
          </table:table-cell>
          <table:table-cell/>
          <table:table-cell office:value-type="string" calcext:value-type="string">
            <text:p>PPFI</text:p>
          </table:table-cell>
          <table:table-cell table:style-name="ce1" office:value-type="float" office:value="-3.27595280976529" calcext:value-type="float">
            <text:p>-3.2760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PPFI</text:p>
          </table:table-cell>
          <table:table-cell office:value-type="float" office:value="-3.27595280976529" calcext:value-type="float">
            <text:p>-3.2760</text:p>
          </table:table-cell>
          <table:table-cell table:number-columns-repeated="3"/>
          <table:table-cell office:value-type="string" calcext:value-type="string">
            <text:p>PPSW</text:p>
          </table:table-cell>
          <table:table-cell table:style-name="ce1" office:value-type="float" office:value="-2.95586807206901" calcext:value-type="float">
            <text:p>-2.9559</text:p>
          </table:table-cell>
          <table:table-cell/>
          <table:table-cell office:value-type="string" calcext:value-type="string">
            <text:p>PPVL</text:p>
          </table:table-cell>
          <table:table-cell table:style-name="ce1" office:value-type="float" office:value="-3.01944581041948" calcext:value-type="float">
            <text:p>-3.0194</text:p>
          </table:table-cell>
          <table:table-cell/>
          <table:table-cell office:value-type="string" calcext:value-type="string">
            <text:p>PPKG</text:p>
          </table:table-cell>
          <table:table-cell table:style-name="ce1" office:value-type="float" office:value="-3.31216794103747" calcext:value-type="float">
            <text:p>-3.3122</text:p>
          </table:table-cell>
        </table:table-row>
        <table:table-row table:style-name="ro1">
          <table:table-cell office:value-type="float" office:value="32699" calcext:value-type="float">
            <text:p>32699</text:p>
          </table:table-cell>
          <table:table-cell office:value-type="string" calcext:value-type="string">
            <text:p>PPKG</text:p>
          </table:table-cell>
          <table:table-cell office:value-type="float" office:value="-3.31216794103747" calcext:value-type="float">
            <text:p>-3.3122</text:p>
          </table:table-cell>
          <table:table-cell table:number-columns-repeated="3"/>
          <table:table-cell office:value-type="string" calcext:value-type="string">
            <text:p>PPDH</text:p>
          </table:table-cell>
          <table:table-cell table:style-name="ce1" office:value-type="float" office:value="-2.95819295874756" calcext:value-type="float">
            <text:p>-2.9582</text:p>
          </table:table-cell>
          <table:table-cell/>
          <table:table-cell office:value-type="string" calcext:value-type="string">
            <text:p>PPQD</text:p>
          </table:table-cell>
          <table:table-cell table:style-name="ce1" office:value-type="float" office:value="-3.02021405745523" calcext:value-type="float">
            <text:p>-3.0202</text:p>
          </table:table-cell>
          <table:table-cell/>
          <table:table-cell office:value-type="string" calcext:value-type="string">
            <text:p>PPDI</text:p>
          </table:table-cell>
          <table:table-cell table:style-name="ce1" office:value-type="float" office:value="-3.32822937222089" calcext:value-type="float">
            <text:p>-3.3282</text:p>
          </table:table-cell>
        </table:table-row>
        <table:table-row table:style-name="ro1">
          <table:table-cell office:value-type="float" office:value="22375" calcext:value-type="float">
            <text:p>22375</text:p>
          </table:table-cell>
          <table:table-cell office:value-type="string" calcext:value-type="string">
            <text:p>PPDI</text:p>
          </table:table-cell>
          <table:table-cell office:value-type="float" office:value="-3.32822937222089" calcext:value-type="float">
            <text:p>-3.3282</text:p>
          </table:table-cell>
          <table:table-cell table:number-columns-repeated="3"/>
          <table:table-cell office:value-type="string" calcext:value-type="string">
            <text:p>PPGD</text:p>
          </table:table-cell>
          <table:table-cell table:style-name="ce1" office:value-type="float" office:value="-2.96274884898686" calcext:value-type="float">
            <text:p>-2.9627</text:p>
          </table:table-cell>
          <table:table-cell/>
          <table:table-cell office:value-type="string" calcext:value-type="string">
            <text:p>PPHD</text:p>
          </table:table-cell>
          <table:table-cell table:style-name="ce1" office:value-type="float" office:value="-3.02408774619813" calcext:value-type="float">
            <text:p>-3.0241</text:p>
          </table:table-cell>
          <table:table-cell/>
          <table:table-cell office:value-type="string" calcext:value-type="string">
            <text:p>PPGM</text:p>
          </table:table-cell>
          <table:table-cell table:style-name="ce1" office:value-type="float" office:value="-3.33976081257172" calcext:value-type="float">
            <text:p>-3.3398</text:p>
          </table:table-cell>
        </table:table-row>
        <table:table-row table:style-name="ro1">
          <table:table-cell office:value-type="float" office:value="51330" calcext:value-type="float">
            <text:p>51330</text:p>
          </table:table-cell>
          <table:table-cell office:value-type="string" calcext:value-type="string">
            <text:p>PPGM</text:p>
          </table:table-cell>
          <table:table-cell office:value-type="float" office:value="-3.33976081257172" calcext:value-type="float">
            <text:p>-3.3398</text:p>
          </table:table-cell>
          <table:table-cell table:number-columns-repeated="3"/>
          <table:table-cell office:value-type="string" calcext:value-type="string">
            <text:p>PPVS</text:p>
          </table:table-cell>
          <table:table-cell table:style-name="ce1" office:value-type="float" office:value="-2.96664461106234" calcext:value-type="float">
            <text:p>-2.9666</text:p>
          </table:table-cell>
          <table:table-cell/>
          <table:table-cell office:value-type="string" calcext:value-type="string">
            <text:p>PPYV</text:p>
          </table:table-cell>
          <table:table-cell table:style-name="ce1" office:value-type="float" office:value="-3.02582601844234" calcext:value-type="float">
            <text:p>-3.0258</text:p>
          </table:table-cell>
          <table:table-cell/>
          <table:table-cell office:value-type="string" calcext:value-type="string">
            <text:p>PPFD</text:p>
          </table:table-cell>
          <table:table-cell table:style-name="ce1" office:value-type="float" office:value="-3.46259525581399" calcext:value-type="float">
            <text:p>-3.4626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string" calcext:value-type="string">
            <text:p>PPFD</text:p>
          </table:table-cell>
          <table:table-cell office:value-type="float" office:value="-3.46259525581399" calcext:value-type="float">
            <text:p>-3.4626</text:p>
          </table:table-cell>
          <table:table-cell table:number-columns-repeated="3"/>
          <table:table-cell office:value-type="string" calcext:value-type="string">
            <text:p>PPVA</text:p>
          </table:table-cell>
          <table:table-cell table:style-name="ce1" office:value-type="float" office:value="-2.967276505429" calcext:value-type="float">
            <text:p>-2.9673</text:p>
          </table:table-cell>
          <table:table-cell/>
          <table:table-cell office:value-type="string" calcext:value-type="string">
            <text:p>PPFG</text:p>
          </table:table-cell>
          <table:table-cell table:style-name="ce1" office:value-type="float" office:value="-3.02622396072005" calcext:value-type="float">
            <text:p>-3.0262</text:p>
          </table:table-cell>
          <table:table-cell/>
          <table:table-cell office:value-type="string" calcext:value-type="string">
            <text:p>PPWM</text:p>
          </table:table-cell>
          <table:table-cell table:style-name="ce1" office:value-type="float" office:value="-3.50863830616573" calcext:value-type="float">
            <text:p>-3.5086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PPWM</text:p>
          </table:table-cell>
          <table:table-cell office:value-type="float" office:value="-3.50863830616573" calcext:value-type="float">
            <text:p>-3.5086</text:p>
          </table:table-cell>
          <table:table-cell table:number-columns-repeated="3"/>
          <table:table-cell office:value-type="string" calcext:value-type="string">
            <text:p>PPVW</text:p>
          </table:table-cell>
          <table:table-cell table:style-name="ce1" office:value-type="float" office:value="-2.968499" calcext:value-type="float">
            <text:p>-2.9685</text:p>
          </table:table-cell>
          <table:table-cell/>
          <table:table-cell office:value-type="string" calcext:value-type="string">
            <text:p>PPHI</text:p>
          </table:table-cell>
          <table:table-cell table:style-name="ce1" office:value-type="float" office:value="-3.032328" calcext:value-type="float">
            <text:p>-3.0323</text:p>
          </table:table-cell>
          <table:table-cell/>
          <table:table-cell office:value-type="string" calcext:value-type="string">
            <text:p>PPKI</text:p>
          </table:table-cell>
          <table:table-cell table:style-name="ce1" office:value-type="float" office:value="-3.56877458871113" calcext:value-type="float">
            <text:p>-3.5688</text:p>
          </table:table-cell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PPKI</text:p>
          </table:table-cell>
          <table:table-cell office:value-type="float" office:value="-3.56877458871113" calcext:value-type="float">
            <text:p>-3.5688</text:p>
          </table:table-cell>
          <table:table-cell table:number-columns-repeated="3"/>
          <table:table-cell office:value-type="string" calcext:value-type="string">
            <text:p>PPPN</text:p>
          </table:table-cell>
          <table:table-cell table:style-name="ce1" office:value-type="float" office:value="-2.97061216350682" calcext:value-type="float">
            <text:p>-2.9706</text:p>
          </table:table-cell>
          <table:table-cell/>
          <table:table-cell office:value-type="string" calcext:value-type="string">
            <text:p>PPFE</text:p>
          </table:table-cell>
          <table:table-cell table:style-name="ce1" office:value-type="float" office:value="-3.03788032516302" calcext:value-type="float">
            <text:p>-3.0379</text:p>
          </table:table-cell>
          <table:table-cell/>
          <table:table-cell office:value-type="string" calcext:value-type="string">
            <text:p>PPVI</text:p>
          </table:table-cell>
          <table:table-cell table:style-name="ce1" office:value-type="float" office:value="-3.59603916860079" calcext:value-type="float">
            <text:p>-3.5960</text:p>
          </table:table-cell>
        </table:table-row>
        <table:table-row table:style-name="ro1">
          <table:table-cell office:value-type="float" office:value="30834" calcext:value-type="float">
            <text:p>30834</text:p>
          </table:table-cell>
          <table:table-cell office:value-type="string" calcext:value-type="string">
            <text:p>PPVI</text:p>
          </table:table-cell>
          <table:table-cell office:value-type="float" office:value="-3.59603916860079" calcext:value-type="float">
            <text:p>-3.5960</text:p>
          </table:table-cell>
          <table:table-cell table:number-columns-repeated="3"/>
          <table:table-cell office:value-type="string" calcext:value-type="string">
            <text:p>PPRE</text:p>
          </table:table-cell>
          <table:table-cell table:style-name="ce1" office:value-type="float" office:value="-2.97151821793305" calcext:value-type="float">
            <text:p>-2.9715</text:p>
          </table:table-cell>
          <table:table-cell/>
          <table:table-cell office:value-type="string" calcext:value-type="string">
            <text:p>PPRF</text:p>
          </table:table-cell>
          <table:table-cell table:style-name="ce1" office:value-type="float" office:value="-3.04055218373497" calcext:value-type="float">
            <text:p>-3.0406</text:p>
          </table:table-cell>
          <table:table-cell/>
          <table:table-cell office:value-type="string" calcext:value-type="string">
            <text:p>PPFF</text:p>
          </table:table-cell>
          <table:table-cell table:style-name="ce1" office:value-type="float" office:value="-3.597369" calcext:value-type="float">
            <text:p>-3.5974</text:p>
          </table:table-cell>
        </table:table-row>
        <table:table-row table:style-name="ro1">
          <table:table-cell office:value-type="float" office:value="61928" calcext:value-type="float">
            <text:p>61928</text:p>
          </table:table-cell>
          <table:table-cell office:value-type="string" calcext:value-type="string">
            <text:p>PPFF</text:p>
          </table:table-cell>
          <table:table-cell office:value-type="float" office:value="-3.597369" calcext:value-type="float">
            <text:p>-3.5974</text:p>
          </table:table-cell>
          <table:table-cell table:number-columns-repeated="3"/>
          <table:table-cell office:value-type="string" calcext:value-type="string">
            <text:p>PPFR</text:p>
          </table:table-cell>
          <table:table-cell table:style-name="ce1" office:value-type="float" office:value="-2.97225501765259" calcext:value-type="float">
            <text:p>-2.9723</text:p>
          </table:table-cell>
          <table:table-cell/>
          <table:table-cell office:value-type="string" calcext:value-type="string">
            <text:p>PPKT</text:p>
          </table:table-cell>
          <table:table-cell table:style-name="ce1" office:value-type="float" office:value="-3.04331399150213" calcext:value-type="float">
            <text:p>-3.0433</text:p>
          </table:table-cell>
          <table:table-cell/>
          <table:table-cell office:value-type="string" calcext:value-type="string">
            <text:p>PPEQ</text:p>
          </table:table-cell>
          <table:table-cell table:style-name="ce1" office:value-type="float" office:value="-4.439897" calcext:value-type="float">
            <text:p>-4.4399</text:p>
          </table:table-cell>
        </table:table-row>
        <table:table-row table:style-name="ro1">
          <table:table-cell office:value-type="float" office:value="66951" calcext:value-type="float">
            <text:p>66951</text:p>
          </table:table-cell>
          <table:table-cell office:value-type="string" calcext:value-type="string">
            <text:p>PPEQ</text:p>
          </table:table-cell>
          <table:table-cell office:value-type="float" office:value="-4.439897" calcext:value-type="float">
            <text:p>-4.4399</text:p>
          </table:table-cell>
          <table:table-cell table:number-columns-repeated="3"/>
          <table:table-cell office:value-type="string" calcext:value-type="string">
            <text:p>PPTW</text:p>
          </table:table-cell>
          <table:table-cell table:style-name="ce1" office:value-type="float" office:value="-2.97253622652343" calcext:value-type="float">
            <text:p>-2.9725</text:p>
          </table:table-cell>
          <table:table-cell/>
          <table:table-cell office:value-type="string" calcext:value-type="string">
            <text:p>PPMW</text:p>
          </table:table-cell>
          <table:table-cell table:style-name="ce1" office:value-type="float" office:value="-3.04708943717483" calcext:value-type="float">
            <text:p>-3.0471</text:p>
          </table:table-cell>
          <table:table-cell/>
          <table:table-cell office:value-type="string" calcext:value-type="string">
            <text:p>PPEG</text:p>
          </table:table-cell>
          <table:table-cell table:style-name="ce1" office:value-type="float" office:value="-4.439897" calcext:value-type="float">
            <text:p>-4.4399</text:p>
          </table:table-cell>
        </table:table-row>
        <table:table-row table:style-name="ro1">
          <table:table-cell office:value-type="float" office:value="66279" calcext:value-type="float">
            <text:p>66279</text:p>
          </table:table-cell>
          <table:table-cell office:value-type="string" calcext:value-type="string">
            <text:p>PPEG</text:p>
          </table:table-cell>
          <table:table-cell office:value-type="float" office:value="-4.439897" calcext:value-type="float">
            <text:p>-4.4399</text:p>
          </table:table-cell>
          <table:table-cell table:number-columns-repeated="11"/>
        </table:table-row>
        <table:table-row table:style-name="ro1" table:number-rows-repeated="10482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df_starting_p.A1:df_starting_p.C31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9T01:13:33.430837973</dc:date>
    <meta:editing-duration>PT1H20M40S</meta:editing-duration>
    <meta:editing-cycles>1</meta:editing-cycles>
    <meta:document-statistic meta:table-count="1" meta:cell-count="1109" meta:object-count="0"/>
    <meta:generator>LibreOffice/7.0.3.1$Linux_X86_64 LibreOffice_project/00$Build-1</meta:generator>
  </office:meta>
</office:document-meta>
</file>